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meta.xml" manifest:media-type="text/xml"/>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Z003" svg:font-family="Z003"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3.4618in"/>
    </style:style>
    <style:style style:name="Table1.B" style:family="table-column">
      <style:table-column-properties style:column-width="3.463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1.0229in" fo:margin-left="0in" table:align="left"/>
    </style:style>
    <style:style style:name="Table2.A" style:family="table-column">
      <style:table-column-properties style:column-width="0.4743in"/>
    </style:style>
    <style:style style:name="Table2.B" style:family="table-column">
      <style:table-column-properties style:column-width="0.5486in"/>
    </style:style>
    <style:style style:name="Table2.A1" style:family="table-cell">
      <style:table-cell-properties fo:padding="0.0382in" fo:border-left="0.25pt solid #000000" fo:border-right="none" fo:border-top="0.25pt solid #000000" fo:border-bottom="0.25pt solid #000000" style:writing-mode="lr-tb"/>
    </style:style>
    <style:style style:name="Table2.B1" style:family="table-cell">
      <style:table-cell-properties fo:padding="0.0382in" fo:border="0.25pt solid #000000" style:writing-mode="lr-tb"/>
    </style:style>
    <style:style style:name="Table3" style:family="table">
      <style:table-properties style:width="1.0229in" fo:margin-left="0in" table:align="left"/>
    </style:style>
    <style:style style:name="Table3.A" style:family="table-column">
      <style:table-column-properties style:column-width="0.4743in"/>
    </style:style>
    <style:style style:name="Table3.B" style:family="table-column">
      <style:table-column-properties style:column-width="0.5486in"/>
    </style:style>
    <style:style style:name="Table3.A1" style:family="table-cell">
      <style:table-cell-properties fo:padding="0.0382in" fo:border-left="0.25pt solid #000000" fo:border-right="none" fo:border-top="0.25pt solid #000000" fo:border-bottom="0.25pt solid #000000" style:writing-mode="lr-tb"/>
    </style:style>
    <style:style style:name="Table3.B1" style:family="table-cell">
      <style:table-cell-properties fo:padding="0.0382in" fo:border="0.25pt solid #000000" style:writing-mode="lr-tb"/>
    </style:style>
    <style:style style:name="Table4" style:family="table">
      <style:table-properties style:width="1.0229in" fo:margin-left="0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25pt solid #000000" fo:border-right="none" fo:border-top="0.25pt solid #000000" fo:border-bottom="0.25pt solid #000000" style:writing-mode="lr-tb"/>
    </style:style>
    <style:style style:name="Table4.B1" style:family="table-cell">
      <style:table-cell-properties fo:padding="0.0382in" fo:border="0.25pt solid #000000" style:writing-mode="lr-tb"/>
    </style:style>
    <style:style style:name="Table5" style:family="table">
      <style:table-properties style:width="1.0229in" fo:margin-left="0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25pt solid #000000" fo:border-right="none" fo:border-top="0.25pt solid #000000" fo:border-bottom="0.25pt solid #000000" style:writing-mode="lr-tb"/>
    </style:style>
    <style:style style:name="Table5.B1" style:family="table-cell">
      <style:table-cell-properties fo:padding="0.0382in" fo:border="0.25pt solid #000000" style:writing-mode="lr-tb"/>
    </style:style>
    <style:style style:name="Table6" style:family="table">
      <style:table-properties style:width="1.0229in" fo:margin-left="0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25pt solid #000000" fo:border-right="none" fo:border-top="0.25pt solid #000000" fo:border-bottom="0.25pt solid #000000" style:writing-mode="lr-tb"/>
    </style:style>
    <style:style style:name="Table6.B1" style:family="table-cell">
      <style:table-cell-properties fo:padding="0.0382in" fo:border="0.25pt solid #000000" style:writing-mode="lr-tb"/>
    </style:style>
    <style:style style:name="Table7" style:family="table">
      <style:table-properties style:width="0.4708in" fo:margin-left="0in" table:align="left"/>
    </style:style>
    <style:style style:name="Table7.A" style:family="table-column">
      <style:table-column-properties style:column-width="0.4708in"/>
    </style:style>
    <style:style style:name="Table7.A1" style:family="table-cell">
      <style:table-cell-properties fo:padding="0.0382in" fo:border="0.25pt solid #000000" style:writing-mode="lr-tb"/>
    </style:style>
    <style:style style:name="P1" style:family="paragraph" style:parent-style-name="Sous-titr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fo:font-style="italic" style:font-style-asian="italic" style:font-style-complex="italic"/>
    </style:style>
    <style:style style:name="P6" style:family="paragraph" style:parent-style-name="Standard">
      <style:paragraph-properties fo:text-align="justify" style:justify-single-word="false"/>
    </style:style>
    <style:style style:name="P7" style:family="paragraph" style:parent-style-name="Table_20_Contents">
      <style:text-properties fo:language="fr" fo:country="FR" fo:font-weight="bold" style:font-weight-asian="bold" style:font-weight-complex="bold"/>
    </style:style>
    <style:style style:name="P8" style:family="paragraph" style:parent-style-name="Table_20_Contents">
      <style:paragraph-properties fo:text-align="center" style:justify-single-word="false"/>
      <style:text-properties fo:language="fr" fo:country="FR"/>
    </style:style>
    <style:style style:name="P9" style:family="paragraph" style:parent-style-name="Table_20_Contents">
      <style:text-properties fo:color="#ff0000" fo:language="fr" fo:country="FR"/>
    </style:style>
    <style:style style:name="P10" style:family="paragraph" style:parent-style-name="Text_20_body">
      <style:text-properties fo:language="fr" fo:country="FR"/>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text-properties fo:language="fr" fo:country="FR" fo:font-style="italic" style:font-style-asian="italic" style:font-style-complex="italic"/>
    </style:style>
    <style:style style:name="P13" style:family="paragraph" style:parent-style-name="Text_20_body">
      <style:text-properties fo:language="fr" fo:country="FR" style:font-style-complex="italic"/>
    </style:style>
    <style:style style:name="P14" style:family="paragraph" style:parent-style-name="Text_20_body">
      <style:text-properties fo:color="#000000" fo:language="fr" fo:country="FR"/>
    </style:style>
    <style:style style:name="P15" style:family="paragraph" style:parent-style-name="Text_20_body">
      <style:paragraph-properties fo:text-align="justify" style:justify-single-word="false"/>
    </style:style>
    <style:style style:name="P16" style:family="paragraph" style:parent-style-name="Standard">
      <style:paragraph-properties fo:text-align="justify" style:justify-single-word="false"/>
      <style:text-properties fo:language="fr" fo:country="FR" fo:font-style="italic" style:font-style-asian="italic" style:font-style-complex="italic"/>
    </style:style>
    <style:style style:name="P17" style:family="paragraph" style:parent-style-name="Standard">
      <style:paragraph-properties fo:text-align="justify" style:justify-single-word="false"/>
      <style:text-properties fo:color="#ce181e" fo:language="fr" fo:country="FR" fo:font-style="italic" officeooo:rsid="00121778" officeooo:paragraph-rsid="00121778" style:font-style-asian="italic" style:font-style-complex="italic"/>
    </style:style>
    <style:style style:name="P18" style:family="paragraph" style:parent-style-name="Titre_20_1">
      <style:text-properties fo:language="fr" fo:country="FR"/>
    </style:style>
    <style:style style:name="P19" style:family="paragraph" style:parent-style-name="Titre_20_1">
      <style:paragraph-properties fo:text-align="justify" style:justify-single-word="false"/>
      <style:text-properties fo:language="fr" fo:country="FR"/>
    </style:style>
    <style:style style:name="P20" style:family="paragraph" style:parent-style-name="Titre_20_1">
      <style:paragraph-properties fo:break-before="page"/>
      <style:text-properties fo:language="fr" fo:country="FR"/>
    </style:style>
    <style:style style:name="P21" style:family="paragraph" style:parent-style-name="enum" style:list-style-name="L1">
      <style:paragraph-properties fo:text-align="justify" style:justify-single-word="false"/>
      <style:text-properties fo:language="fr" fo:country="FR"/>
    </style:style>
    <style:style style:name="P22" style:family="paragraph" style:parent-style-name="enum" style:list-style-name="L1">
      <style:paragraph-properties fo:text-align="justify" style:justify-single-word="false"/>
    </style:style>
    <style:style style:name="P23" style:family="paragraph" style:parent-style-name="Titre" style:master-page-name="MP0">
      <style:paragraph-properties style:page-number="auto" fo:break-before="page"/>
      <style:text-properties fo:language="fr" fo:country="FR"/>
    </style:style>
    <style:style style:name="P24" style:family="paragraph" style:parent-style-name="Text_20_body">
      <style:text-properties fo:language="fr" fo:country="FR" fo:font-style="italic" style:font-style-asian="italic" style:font-style-complex="italic"/>
    </style:style>
    <style:style style:name="P25" style:family="paragraph" style:parent-style-name="Text_20_body">
      <style:text-properties fo:language="fr" fo:country="FR" style:font-style-complex="italic"/>
    </style:style>
    <style:style style:name="P26" style:family="paragraph" style:parent-style-name="Text_20_body" style:list-style-name="L2">
      <style:text-properties fo:language="fr" fo:country="FR"/>
    </style:style>
    <style:style style:name="P27" style:family="paragraph" style:parent-style-name="Text_20_body">
      <style:text-properties officeooo:paragraph-rsid="0013f79a"/>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3">
      <style:paragraph-properties fo:text-align="justify" style:justify-single-word="false"/>
    </style:style>
    <style:style style:name="P31" style:family="paragraph" style:parent-style-name="Text_20_body">
      <style:text-properties fo:color="#ce181e" fo:language="fr" fo:country="FR" officeooo:rsid="00145f29" officeooo:paragraph-rsid="00145f29"/>
    </style:style>
    <style:style style:name="P32" style:family="paragraph" style:parent-style-name="Titre_20_3">
      <style:text-properties fo:language="fr" fo:country="FR"/>
    </style:style>
    <style:style style:name="P33" style:family="paragraph" style:parent-style-name="Titre_20_3">
      <style:paragraph-properties fo:text-align="justify" style:justify-single-word="false"/>
      <style:text-properties fo:language="fr" fo:country="FR"/>
    </style:style>
    <style:style style:name="P34" style:family="paragraph" style:parent-style-name="Titre_20_3">
      <style:paragraph-properties fo:text-align="justify" style:justify-single-word="false"/>
    </style:style>
    <style:style style:name="P35" style:family="paragraph" style:parent-style-name="Titre_20_3">
      <style:paragraph-properties fo:break-before="page"/>
      <style:text-properties fo:language="fr" fo:country="FR"/>
    </style:style>
    <style:style style:name="P36" style:family="paragraph" style:parent-style-name="Titre_20_3">
      <style:paragraph-properties fo:text-align="justify" style:justify-single-word="false" fo:break-before="page"/>
      <style:text-properties fo:language="fr" fo:country="FR"/>
    </style:style>
    <style:style style:name="P37" style:family="paragraph" style:parent-style-name="Table_20_Contents">
      <style:paragraph-properties fo:text-align="center" style:justify-single-word="false"/>
      <style:text-properties fo:language="fr" fo:country="FR" officeooo:rsid="00164667" officeooo:paragraph-rsid="00164667"/>
    </style:style>
    <style:style style:name="P38" style:family="paragraph" style:parent-style-name="Table_20_Contents">
      <style:text-properties fo:language="fr" fo:country="FR" officeooo:rsid="00170650" officeooo:paragraph-rsid="00170650"/>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fr" fo:country="FR" style:font-style-complex="italic"/>
    </style:style>
    <style:style style:name="T4" style:family="text">
      <style:text-properties style:text-position="super 67%" fo:language="fr" fo:country="FR"/>
    </style:style>
    <style:style style:name="T5" style:family="text">
      <style:text-properties style:text-position="super 67%" fo:language="fr" fo:country="FR" fo:font-style="italic" style:font-style-asian="italic" style:font-style-complex="italic"/>
    </style:style>
    <style:style style:name="T6" style:family="text">
      <style:text-properties style:text-position="super 67%" fo:language="fr" fo:country="FR" style:font-style-complex="italic"/>
    </style:style>
    <style:style style:name="T7" style:family="text">
      <style:text-properties style:font-name="Z003" fo:language="fr" fo:country="FR"/>
    </style:style>
    <style:style style:name="T8" style:family="text">
      <style:text-properties fo:language="fr" fo:country="CA"/>
    </style:style>
    <style:style style:name="T9" style:family="text">
      <style:text-properties fo:color="#ce181e" fo:language="fr" fo:country="FR" fo:font-style="italic" officeooo:rsid="0013f79a" style:font-style-asian="italic" style:font-style-complex="italic"/>
    </style:style>
    <style:style style:name="T10" style:family="text">
      <style:text-properties fo:color="#ce181e" fo:language="fr" fo:country="FR" officeooo:rsid="00145f29" style:font-style-complex="italic"/>
    </style:style>
    <style:style style:name="T11" style:family="text">
      <style:text-properties fo:color="#ce181e" officeooo:rsid="00145f29"/>
    </style:style>
    <style:style style:name="fr1" style:family="graphic" style:parent-style-name="OLE">
      <style:graphic-properties style:vertical-pos="from-top" draw:ole-draw-aspect="1"/>
    </style:style>
    <style:style style:name="fr2" style:family="graphic" style:parent-style-name="OLE">
      <style:graphic-properties style:vertical-pos="top" style:vertical-rel="baseline"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NF4705 – Analyse et conception d’algorithmes</text:p>
      <text:p text:style-name="P1">TP1 – Automne 2018</text:p>
      <text:p text:style-name="P2"/>
      <table:table table:name="Table1" table:style-name="Table1">
        <table:table-column table:style-name="Table1.A"/>
        <table:table-column table:style-name="Table1.B"/>
        <table:table-row>
          <table:table-cell table:style-name="Table1.A1" office:value-type="string">
            <text:p text:style-name="P7">Nom, prénom, matricule des membres</text:p>
          </table:table-cell>
          <table:table-cell table:style-name="Table1.B1" office:value-type="string">
            <text:p text:style-name="P9">Badirou, Salim, 1733231</text:p>
            <text:p text:style-name="P9">Badirou, Wajiha, 1770039</text:p>
          </table:table-cell>
        </table:table-row>
        <table:table-row>
          <table:table-cell table:style-name="Table1.A2" office:value-type="string">
            <text:p text:style-name="P7">Note finale / 13</text:p>
          </table:table-cell>
          <table:table-cell table:style-name="Table1.B2" office:value-type="string">
            <text:p text:style-name="P38">10.5</text:p>
          </table:table-cell>
        </table:table-row>
      </table:table>
      <text:p text:style-name="P3"/>
      <text:h text:style-name="P18" text:outline-level="1">Informations par rapport à la correction</text:h>
      <text:list xml:id="list1873708248" text:style-name="L1">
        <text:list-item>
          <text:p text:style-name="P21">Répondez directement dans ce document ODT avec LibreOffice. La correction se fait à même le rapport.</text:p>
        </text:list-item>
        <text:list-item>
          <text:p text:style-name="P22"><text:span text:style-name="Police_20_par_20_défaut"><text:span text:style-name="T1">Avant votre troisième séance de laboratoire, vous devez faire une </text:span></text:span><text:span text:style-name="Police_20_par_20_défaut"><text:span text:style-name="T2">remise électronique sur Moodle</text:span></text:span><text:span text:style-name="Police_20_par_20_défaut"><text:span text:style-name="T1"> en suivant les instructions suivantes :</text:span></text:span></text:p>
          <text:list>
            <text:list-item>
              <text:p text:style-name="P21">Le dossier remis doit se nommer matricule1_matricule2_tp1 et doit être compressé sous format zip.</text:p>
            </text:list-item>
            <text:list-item>
              <text:p text:style-name="P21">À la racine de ce dernier, on doit retrouver :</text:p>
              <text:list>
                <text:list-item>
                  <text:p text:style-name="P21">Ce rapport sous format ODT.</text:p>
                </text:list-item>
                <text:list-item>
                  <text:p text:style-name="P22"><text:span text:style-name="Police_20_par_20_défaut"><text:span text:style-name="T1">Un script nommé </text:span></text:span><text:span text:style-name="Police_20_par_20_défaut"><text:span text:style-name="T2">tp.sh</text:span></text:span><text:span text:style-name="Police_20_par_20_défaut"><text:span text:style-name="T1"> servant à exécuter les différents algorithmes du TP. L’interface du script est décrite à la fin du rapport.</text:span></text:span></text:p>
                </text:list-item>
                <text:list-item>
                  <text:p text:style-name="P22"><text:span text:style-name="Police_20_par_20_défaut"><text:span text:style-name="T1">Un fichier texte nommé </text:span></text:span><text:span text:style-name="Police_20_par_20_défaut"><text:span text:style-name="T2">emails.txt</text:span></text:span><text:span text:style-name="Police_20_par_20_défaut"><text:span text:style-name="T1"> contenant le courriel de chaque membre de l’équipe.</text:span></text:span></text:p>
                </text:list-item>
                <text:list-item>
                  <text:p text:style-name="P21">Le code source et les exécutables.</text:p>
                </text:list-item>
              </text:list>
            </text:list-item>
          </text:list>
        </text:list-item>
        <text:list-item>
          <text:p text:style-name="P22"><text:span text:style-name="Police_20_par_20_défaut"><text:span text:style-name="T1">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2">tp.sh</text:span></text:span><text:span text:style-name="Police_20_par_20_défaut"><text:span text:style-name="T1"> sur un des ordinateurs de la salle.</text:span></text:span></text:p>
        </text:list-item>
      </text:list>
      <text:p text:style-name="P11"/>
      <text:h text:style-name="P18" text:outline-level="1"/>
      <text:h text:style-name="P20" text:outline-level="1">Mise en situation</text:h>
      <text:p text:style-name="P4">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multiplication de matrices.</text:p>
      <text:p text:style-name="P4"/>
      <text:h text:style-name="P19" text:outline-level="1">Implantation</text:h>
      <text:p text:style-name="P6"><text:span text:style-name="Police_20_par_20_défaut"><text:span text:style-name="T1">Vous implanterez les algorithmes de multiplication de matrices </text:span></text:span><text:span text:style-name="Police_20_par_20_défaut"><text:span text:style-name="T2">conventionnel</text:span></text:span><text:span text:style-name="Police_20_par_20_défaut"><text:span text:style-name="T1"> et </text:span></text:span><text:span text:style-name="Police_20_par_20_défaut"><text:span text:style-name="T2">diviser-pour-régner</text:span></text:span><text:span text:style-name="Police_20_par_20_défaut"><text:span text:style-name="T1"> (algorithme de Strassen, section 4.4 des notes de cours). Vous ferez deux versions de ce dernier, avec et sans un seuil de récursivité déterminé expérimentalement par essai-erreur. Pour la version avec seuil de récursivité, les (sous-)exemplaires dont la taille est en deça de ce seuil ne seront plus résolus récursivement mais plutôt directement avec l’algorithme conventionnel. Assurez-vous que vos implantations sont correctes en comparant les résultats des trois algorithmes.</text:span></text:span></text:p>
      <text:p text:style-name="P4"/>
      <text:h text:style-name="P18" text:outline-level="1">Jeu de données</text:h>
      <text:p text:style-name="P6"><text:span text:style-name="Police_20_par_20_défaut"><text:span text:style-name="T1">Vous trouverez sur le site Moodle du cours un générateur de matrices. Ce générateur prend comme paramètres sur la ligne de commande </text:span></text:span><text:span text:style-name="Police_20_par_20_défaut"><text:span text:style-name="T2">N</text:span></text:span><text:span text:style-name="Police_20_par_20_défaut"><text:span text:style-name="T1"> (la taille de la matrice sera <text:s/>2</text:span></text:span><text:span text:style-name="Police_20_par_20_défaut"><text:span text:style-name="T5">N</text:span></text:span><text:span text:style-name="Police_20_par_20_défaut"><text:span text:style-name="T1"> </text:span></text:span><text:span text:style-name="Police_20_par_20_défaut"><text:span text:style-name="T7">× </text:span></text:span><text:span text:style-name="Police_20_par_20_défaut"><text:span text:style-name="T1">2</text:span></text:span><text:span text:style-name="Police_20_par_20_défaut"><text:span text:style-name="T5">N</text:span></text:span><text:span text:style-name="Police_20_par_20_défaut"><text:span text:style-name="T1">), le nom du fichier de sortie (par exemple </text:span></text:span><text:span text:style-name="Police_20_par_20_défaut"><text:span text:style-name="T2">ex_8.1</text:span></text:span><text:span text:style-name="Police_20_par_20_défaut"><text:span text:style-name="T1"> pour une première matrice avec </text:span></text:span><text:span text:style-name="Police_20_par_20_défaut"><text:span text:style-name="T2">N </text:span></text:span><text:span text:style-name="Police_20_par_20_défaut"><text:span text:style-name="T1">= 8), et le germe du générateur de nombres aléatoires. Le fichier généré débute avec la valeur de </text:span></text:span><text:span text:style-name="Police_20_par_20_défaut"><text:span text:style-name="T2">N</text:span></text:span><text:span text:style-name="Police_20_par_20_défaut"><text:span text:style-name="T1"> sur la première ligne et les lignes suivantes correspondent aux lignes de la matrice où chaque nombre est séparé par une tabulation. Voici un exemple pour </text:span></text:span><text:span text:style-name="Police_20_par_20_défaut"><text:span text:style-name="T2">N</text:span></text:span><text:span text:style-name="Police_20_par_20_défaut"><text:span text:style-name="T1"> = 2 :</text:span></text:span></text:p>
      <text:p text:style-name="P4"/>
      <text:p text:style-name="P4">2</text:p>
      <text:p text:style-name="P4">1<text:tab/>3<text:tab/>2<text:tab/>1</text:p>
      <text:p text:style-name="P4">0<text:tab/>1<text:tab/>2<text:tab/>2</text:p>
      <text:p text:style-name="P4">3<text:tab/>3<text:tab/>3<text:tab/>1</text:p>
      <text:p text:style-name="P4">3<text:tab/>0<text:tab/>1<text:tab/>1</text:p>
      <text:p text:style-name="P4"/>
      <text:p text:style-name="P6"><text:span text:style-name="Police_20_par_20_défaut"><text:span text:style-name="T1">Pour chaque valeur de </text:span></text:span><text:span text:style-name="Police_20_par_20_défaut"><text:span text:style-name="T2">N</text:span></text:span><text:span text:style-name="Police_20_par_20_défaut"><text:span text:style-name="T1">, générez cinq <text:s/>matrices que vous pourrez multiplier deux à deux, ce qui vous donnera dix exemplaires. Utilisez au moins cinq valeurs consécutives de </text:span></text:span><text:span text:style-name="Police_20_par_20_défaut"><text:span text:style-name="T2">N</text:span></text:span><text:span text:style-name="Police_20_par_20_défaut"><text:span text:style-name="T1"> pour votre analyse; ce choix pourra varier d'une équipe à l'autre selon la qualité de vos implémentations.</text:span></text:span></text:p>
      <text:h text:style-name="P20" text:outline-level="1">Présentation des résultats</text:h>
      <table:table table:name="Table2" table:style-name="Table2">
        <table:table-column table:style-name="Table2.A"/>
        <table:table-column table:style-name="Table2.B"/>
        <table:table-row>
          <table:table-cell table:style-name="Table2.A1" office:value-type="string">
            <text:p text:style-name="P37">2.5</text:p>
          </table:table-cell>
          <table:table-cell table:style-name="Table2.B1" office:value-type="string">
            <text:p text:style-name="P8"><text:s/>/ 4 pt</text:p>
          </table:table-cell>
        </table:table-row>
      </table:table>
      <text:p text:style-name="P3"/>
      <text:h text:style-name="P32" text:outline-level="3">Tableau des résultats</text:h>
      <text:p text:style-name="P5">Pour chacun des trois algorithmes, mesurez le temps d’exécution pour chaque exemplaire et 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17">L’information est là, mais c’est loin d’être un tableau -0.5</text:p>
      <text:p text:style-name="P5"/>
      <text:p text:style-name="P5"/>
      <text:p text:style-name="P5"/>
      <text:p text:style-name="P6"><draw:frame draw:style-name="fr1" draw:name="Graphique 2" text:anchor-type="as-char" svg:y="-1.0146in" svg:width="6.8665in" style:rel-width="scale" svg:height="4.5827in" style:rel-height="scale" draw:z-index="0"><draw:object xlink:href="./Object 1" xlink:type="simple" xlink:show="embed" xlink:actuate="onLoad"/><draw:image xlink:href="./ObjectReplacements/Object 1" xlink:type="simple" xlink:show="embed" xlink:actuate="onLoad"/></draw:frame></text:p>
      <text:h text:style-name="P36" text:outline-level="3"/>
      <text:h text:style-name="P33" text:outline-level="3">Tests de puissance</text:h>
      <text:p text:style-name="P12">Pour chacun des algorithmes, appliquez le test de puissance et rapportez les graphiques ici.</text:p>
      <text:p text:style-name="P13">Algorithme conventionnel :</text:p>
      <text:p text:style-name="Text_20_body"><draw:frame draw:style-name="fr2" draw:name="Graphique 1" text:anchor-type="as-char" svg:width="6.0327in" style:rel-width="scale" svg:height="3.3665in" style:rel-height="scale" draw:z-index="1"><draw:object xlink:href="./Object 2" xlink:type="simple" xlink:show="embed" xlink:actuate="onLoad"/><draw:image xlink:href="./ObjectReplacements/Object 2" xlink:type="simple" xlink:show="embed" xlink:actuate="onLoad"/></draw:frame></text:p>
      <text:p text:style-name="P13"/>
      <text:p text:style-name="P13">Algorithme Strassen :</text:p>
      <text:p text:style-name="Text_20_body"><draw:frame draw:style-name="fr2" draw:name="Graphique 3" text:anchor-type="as-char" svg:width="6.1165in" style:rel-width="scale" svg:height="3.7917in" style:rel-height="scale" draw:z-index="2"><draw:object xlink:href="./Object 3" xlink:type="simple" xlink:show="embed" xlink:actuate="onLoad"/><draw:image xlink:href="./ObjectReplacements/Object 3" xlink:type="simple" xlink:show="embed" xlink:actuate="onLoad"/></draw:frame></text:p>
      <text:p text:style-name="P13"><text:soft-page-break/></text:p>
      <text:p text:style-name="P13">Algorithme StrassenSeuil :</text:p>
      <text:p text:style-name="Text_20_body"><draw:frame draw:style-name="fr2" draw:name="Graphique 4" text:anchor-type="as-char" svg:width="5.8835in" style:rel-width="scale" svg:height="3.5752in" style:rel-height="scale" draw:z-index="3"><draw:object xlink:href="./Object 4" xlink:type="simple" xlink:show="embed" xlink:actuate="onLoad"/><draw:image xlink:href="./ObjectReplacements/Object 4" xlink:type="simple" xlink:show="embed" xlink:actuate="onLoad"/></draw:frame></text:p>
      <text:p text:style-name="P13"/>
      <text:h text:style-name="P32" text:outline-level="3">Test du rapport</text:h>
      <text:p text:style-name="P12">Pour chacun des algorithmes, appliquez le test du rapport et rapportez les graphiques ici.</text:p>
      <text:p text:style-name="P13">Algorithme conventionnel :</text:p>
      <text:p text:style-name="Text_20_body"><draw:frame draw:style-name="fr2" draw:name="Graphique 11" text:anchor-type="as-char" svg:width="6.0665in" style:rel-width="scale" svg:height="3.4835in" style:rel-height="scale" draw:z-index="4"><draw:object xlink:href="./Object 5" xlink:type="simple" xlink:show="embed" xlink:actuate="onLoad"/><draw:image xlink:href="./ObjectReplacements/Object 5" xlink:type="simple" xlink:show="embed" xlink:actuate="onLoad"/></draw:frame></text:p>
      <text:p text:style-name="P13"><text:soft-page-break/>Algorithme Strassen :</text:p>
      <text:p text:style-name="Text_20_body"><draw:frame draw:style-name="fr2" draw:name="Graphique 10" text:anchor-type="as-char" svg:width="6.4665in" style:rel-width="scale" svg:height="3.7327in" style:rel-height="scale" draw:z-index="5"><draw:object xlink:href="./Object 6" xlink:type="simple" xlink:show="embed" xlink:actuate="onLoad"/><draw:image xlink:href="./ObjectReplacements/Object 6" xlink:type="simple" xlink:show="embed" xlink:actuate="onLoad"/></draw:frame></text:p>
      <text:p text:style-name="P13"/>
      <text:p text:style-name="P13">Algorithme Strassen avec seuil :</text:p>
      <text:p text:style-name="Text_20_body"><draw:frame draw:style-name="fr2" draw:name="Graphique 12" text:anchor-type="as-char" svg:width="6.4075in" style:rel-width="scale" svg:height="4.0417in" style:rel-height="scale" draw:z-index="6"><draw:object xlink:href="./Object 7" xlink:type="simple" xlink:show="embed" xlink:actuate="onLoad"/><draw:image xlink:href="./ObjectReplacements/Object 7" xlink:type="simple" xlink:show="embed" xlink:actuate="onLoad"/></draw:frame></text:p>
      <text:h text:style-name="P35" text:outline-level="3"/>
      <text:h text:style-name="P32" text:outline-level="3">Test des constantes</text:h>
      <text:h text:style-name="P24" text:outline-level="1">Pour chacun des algorithmes, appliquez le test des constantes et rapportez les graphiques ici.</text:h>
      <text:h text:style-name="P25" text:outline-level="1">Algorithme conventionnel :</text:h>
      <text:p text:style-name="Normal"><draw:frame draw:style-name="fr2" draw:name="Graphique 7" text:anchor-type="as-char" svg:width="6.4665in" style:rel-width="scale" svg:height="3.5417in" style:rel-height="scale" draw:z-index="7"><draw:object xlink:href="./Object 8" xlink:type="simple" xlink:show="embed" xlink:actuate="onLoad"/><draw:image xlink:href="./ObjectReplacements/Object 8" xlink:type="simple" xlink:show="embed" xlink:actuate="onLoad"/></draw:frame></text:p>
      <text:p text:style-name="Normal"/>
      <text:h text:style-name="P25" text:outline-level="1">Algorithme Strassen :</text:h>
      <text:p text:style-name="Normal"/>
      <text:p text:style-name="Normal"><draw:frame draw:style-name="fr2" draw:name="Graphique 8" text:anchor-type="as-char" svg:width="6.4417in" style:rel-width="scale" svg:height="3.6835in" style:rel-height="scale" draw:z-index="8"><draw:object xlink:href="./Object 9" xlink:type="simple" xlink:show="embed" xlink:actuate="onLoad"/><draw:image xlink:href="./ObjectReplacements/Object 9" xlink:type="simple" xlink:show="embed" xlink:actuate="onLoad"/></draw:frame></text:p>
      <text:p text:style-name="Normal"><text:soft-page-break/></text:p>
      <text:h text:style-name="P25" text:outline-level="1">Algorithme StrassenSeuil :</text:h>
      <text:p text:style-name="Normal"><draw:frame draw:style-name="fr2" draw:name="Graphique 13" text:anchor-type="as-char" svg:width="6.8752in" style:rel-width="scale" svg:height="3.8492in" style:rel-height="scale" draw:z-index="9"><draw:object xlink:href="./Object 10" xlink:type="simple" xlink:show="embed" xlink:actuate="onLoad"/><draw:image xlink:href="./ObjectReplacements/Object 10" xlink:type="simple" xlink:show="embed" xlink:actuate="onLoad"/></draw:frame></text:p>
      <text:p text:style-name="Normal"/>
      <text:p text:style-name="Normal"/>
      <text:h text:style-name="P27" text:outline-level="1"><text:span text:style-name="Police_20_par_20_défaut"><text:span text:style-name="T2">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 Le guide intitulé “guide bash” sur Moodle peut vous servir d’inspiration si vous voulez automatiser la génération de graphiques.</text:span></text:span></text:h>
      <text:h text:style-name="P27" text:outline-level="1"><text:span text:style-name="Police_20_par_20_défaut"><text:span text:style-name="T9">Les axes ne sont pas identifiés -0.5</text:span></text:span></text:h>
      <text:h text:style-name="P27" text:outline-level="1"><text:span text:style-name="Police_20_par_20_défaut"><text:span text:style-name="T9">Les hypothèses ne sont pas mentionnées -0.5</text:span></text:span></text:h>
      <text:h text:style-name="P20" text:outline-level="1">Analyse et discussion</text:h>
      <table:table table:name="Table3" table:style-name="Table3">
        <table:table-column table:style-name="Table3.A"/>
        <table:table-column table:style-name="Table3.B"/>
        <table:table-row>
          <table:table-cell table:style-name="Table3.A1" office:value-type="string">
            <text:p text:style-name="P37">5</text:p>
          </table:table-cell>
          <table:table-cell table:style-name="Table3.B1" office:value-type="string">
            <text:p text:style-name="P8"><text:s/>/ 6 pt</text:p>
          </table:table-cell>
        </table:table-row>
      </table:table>
      <text:p text:style-name="Normal"/>
      <text:h text:style-name="P32" text:outline-level="3">Que pouvez-vous déduire du test de puissance?</text:h>
      <text:p text:style-name="P10">À partir du test de puissance, on peut déduire que chacun des algorithmes ont une consommation polynomiale. Cette consommation polynomiale sous forme de fonction nous permet d’avoir une idée vague de la consommation de ressource en temps des divers algorithmes.</text:p>
      <text:p text:style-name="Text_20_body"><text:span text:style-name="Police_20_par_20_défaut"><text:span text:style-name="T1">La consommation polynomiale de l’algorithme conventionnel est : </text:span></text:span><text:span text:style-name="Police_20_par_20_défaut"><text:span text:style-name="T8">y = 1.3597x - 57.611</text:span></text:span></text:p>
      <text:p text:style-name="Text_20_body"><text:span text:style-name="Police_20_par_20_défaut"><text:span text:style-name="T1">La consommation polynomiale de l’algorithme de strassen est : </text:span></text:span><text:span text:style-name="Police_20_par_20_défaut"><text:span text:style-name="T8">y = 8.9064x - 370.86</text:span></text:span></text:p>
      <text:p text:style-name="Text_20_body"><text:span text:style-name="Police_20_par_20_défaut"><text:span text:style-name="T1">La consommation polynomiale de l’algorithme de strassen avec seuil est : </text:span></text:span><text:span text:style-name="Police_20_par_20_défaut"><text:span text:style-name="T8">y = 0.7497x - 31.022</text:span></text:span></text:p>
      <text:p text:style-name="P10"/>
      <text:h text:style-name="P32" text:outline-level="3">Citez la consommation théorique du temps de calcul pour les algorithmes, en notation asymptotique.</text:h>
      <text:p text:style-name="Text_20_body"><text:span text:style-name="Police_20_par_20_défaut"><text:span text:style-name="T3">Consommation théorique de l’algorithme conventionnel : O(n</text:span></text:span><text:span text:style-name="Police_20_par_20_défaut"><text:span text:style-name="T6">3</text:span></text:span><text:span text:style-name="Police_20_par_20_défaut"><text:span text:style-name="T3">)</text:span></text:span></text:p>
      <text:p text:style-name="Text_20_body"><text:span text:style-name="Police_20_par_20_défaut"><text:span text:style-name="T3">Consommation théorique de l’algorithme de strassen : O(n</text:span></text:span><text:span text:style-name="Police_20_par_20_défaut"><text:span text:style-name="T6">2.807</text:span></text:span><text:span text:style-name="Police_20_par_20_défaut"><text:span text:style-name="T3">)</text:span></text:span></text:p>
      <text:p text:style-name="Text_20_body"><text:span text:style-name="Police_20_par_20_défaut"><text:span text:style-name="T3">Consommation théorique de l’algorithme de strassen avec un seuil : O(n</text:span></text:span><text:span text:style-name="Police_20_par_20_défaut"><text:span text:style-name="T6">2.7</text:span></text:span><text:span text:style-name="Police_20_par_20_défaut"><text:span text:style-name="T3">) </text:span></text:span><text:span text:style-name="Police_20_par_20_défaut"><text:span text:style-name="T10">Non, même que strassen -0.5</text:span></text:span></text:p>
      <text:p text:style-name="P13"/>
      <text:h text:style-name="P32" text:outline-level="3">Que pouvez-vous déduire du test du rapport?</text:h>
      <text:p text:style-name="Text_20_body"><text:span text:style-name="Police_20_par_20_défaut"><text:span text:style-name="T1">On veut confirmer les hypothèses que les fonctions f(x) = x</text:span></text:span><text:span text:style-name="Police_20_par_20_défaut"><text:span text:style-name="T4">3</text:span></text:span><text:span text:style-name="Police_20_par_20_défaut"><text:span text:style-name="T1">, f(x) = x</text:span></text:span><text:span text:style-name="Police_20_par_20_défaut"><text:span text:style-name="T4">2.807</text:span></text:span><text:span text:style-name="Police_20_par_20_défaut"><text:span text:style-name="T1"> et f(x) = x</text:span></text:span><text:span text:style-name="Police_20_par_20_défaut"><text:span text:style-name="T4">2.7</text:span></text:span><text:span text:style-name="Police_20_par_20_défaut"><text:span text:style-name="T1"> sont représentent respectivement la croissance de la consommation de ressource en temps. Les courbes de l’algorithme conventionnel, de strassen et de Strassen avec seuil convergent respectivement vers :6</text:span></text:span><text:span text:style-name="Police_20_par_20_défaut"><text:span text:style-name="T4">E-06</text:span></text:span><text:span text:style-name="Police_20_par_20_défaut"><text:span text:style-name="T1">, 0.0001 et 2E-05. Les hypothèses peuvent alors être confirmés et les constantes trouvées sont les constantes multiplicatives respectives de chaque fonction.</text:span></text:span></text:p>
      <text:p text:style-name="P10"/>
      <text:h text:style-name="P32" text:outline-level="3">Que pouvez-vous déduire du test des constantes?</text:h>
      <text:p text:style-name="Text_20_body"><text:span text:style-name="Police_20_par_20_défaut"><text:span text:style-name="T1">Pour le test des constantes, on cherche à confirmer que les fonctions trouvées lors du test de puissance pour chaque algorithme est en effet la fonction selon laquelle chaque algorithme croit. Pour cela nous avons trouvé la constante multiplicative de chaque algorithme. Les constances multiplicatives de l’algorithme conventionnel, de strassen et de strassen avec seuil sont respectivement : 6</text:span></text:span><text:span text:style-name="Police_20_par_20_défaut"><text:span text:style-name="T4">E-06</text:span></text:span><text:span text:style-name="Police_20_par_20_défaut"><text:span text:style-name="T1">, 0.0001 et 2E-05 ( comme trouvées lors du test du rapport). Cela nous permet ainsi de confirmer que les </text:span></text:span><text:soft-page-break/><text:span text:style-name="Police_20_par_20_défaut"><text:span text:style-name="T1">hypothèses que la consommation de ressource en temps de l’algorithme conventionnel, de strassen et de strassen avec seuil croitront respectivement selon que les fonctions f(x) = x</text:span></text:span><text:span text:style-name="Police_20_par_20_défaut"><text:span text:style-name="T4">3</text:span></text:span><text:span text:style-name="Police_20_par_20_défaut"><text:span text:style-name="T1">, f(x) = x</text:span></text:span><text:span text:style-name="Police_20_par_20_défaut"><text:span text:style-name="T4">2.807</text:span></text:span><text:span text:style-name="Police_20_par_20_défaut"><text:span text:style-name="T1"> et f(x) = x</text:span></text:span><text:span text:style-name="Police_20_par_20_défaut"><text:span text:style-name="T4">2.7</text:span></text:span><text:span text:style-name="Police_20_par_20_défaut"><text:span text:style-name="T1">.</text:span></text:span></text:p>
      <text:p text:style-name="P31">Quel est le coût fixe ? -0.25</text:p>
      <text:h text:style-name="P32" text:outline-level="3">Discutez de l’impact du seuil de récursivité.</text:h>
      <text:p text:style-name="P10">Le seuil de récursivité permet de combiner l’algorithme de strassen et le conventionnel le rendant plus efficace. C’est en effet le cas d’un algorithme diviser pour régner. À partir d’un certain seuil de récursivité, on applique l’algorithme conventionnel, et on remarque bien que pour des matrices suffisamment grande le temps de calcul est réduit de manière non négligeable. Le seuil de récursivité permet donc de rendre un algorithme plus efficace. <text:span text:style-name="T11">Quel seuil avez-vous utilisé ? -0.25</text:span></text:p>
      <text:p text:style-name="P10"/>
      <text:h text:style-name="P32" text:outline-level="3">Suite à cette analyse, indiquez sous quelles conditions (taille d’exemplaire ou autre) vous utiliseriez chacun de ces algorithmes. Justifiez.</text:h>
      <text:p text:style-name="P10">Grâce aux divers temps de calculs, on peut tout d’abord déduire qu’utiliser l’algorithme de strassen sans seuil de récursivité n’est pas avantageux. En outre, on utilisera l’algorithme conventionnel en temps normal mais à partir de matrices suffisamment grandes, il est plus avantageux d’utiliser l’algorithme de Strassen avec seuil. Avec les tailles de matrice que nous avons, on peut dire que à partir de matrice de taille supérieure à 50, nous commençons à sentir une différence dans le temps de calcul. </text:p>
      <text:p text:style-name="P12"/>
      <text:h text:style-name="P20" text:outline-level="1">Autres critères de correction</text:h>
      <text:h text:style-name="P32" text:outline-level="3">Respect de l’interface tp.sh</text:h>
      <table:table table:name="Table4" table:style-name="Table4">
        <table:table-column table:style-name="Table4.A"/>
        <table:table-column table:style-name="Table4.B"/>
        <table:table-row>
          <table:table-cell table:style-name="Table4.A1" office:value-type="string">
            <text:p text:style-name="P37">1</text:p>
          </table:table-cell>
          <table:table-cell table:style-name="Table4.B1" office:value-type="string">
            <text:p text:style-name="P8"><text:s/>/ 1 pt</text:p>
          </table:table-cell>
        </table:table-row>
      </table:table>
      <text:p text:style-name="P3"/>
      <text:p text:style-name="P3">Utilisation :</text:p>
      <text:p text:style-name="P3"><text:tab/>tp.sh -a [conv | strassen | strassenSeuil] -e [path_vers_exemplaire_1 path_vers_exemplaire_2]</text:p>
      <text:p text:style-name="P3"/>
      <text:p text:style-name="P3">Arguments optionnels :</text:p>
      <text:p text:style-name="P3"><text:tab/>-p <text:tab/>affiche la matrice résultat dans le format des exemplaires, sans texte superflu</text:p>
      <text:p text:style-name="P3"><text:tab/>-t<text:tab/>affiche le temps d’exécution en ms, sans unité ni texte superflu</text:p>
      <text:p text:style-name="P3"/>
      <text:p text:style-name="P3">Important : l’option -e doit accepter des fichiers avec des paths absolus.</text:p>
      <text:p text:style-name="P3"/>
      <text:h text:style-name="P32" text:outline-level="3">Qualité du code</text:h>
      <table:table table:name="Table5" table:style-name="Table5">
        <table:table-column table:style-name="Table5.A"/>
        <table:table-column table:style-name="Table5.B"/>
        <table:table-row>
          <table:table-cell table:style-name="Table5.A1" office:value-type="string">
            <text:p text:style-name="P37">1</text:p>
          </table:table-cell>
          <table:table-cell table:style-name="Table5.B1" office:value-type="string">
            <text:p text:style-name="P8"><text:s/>/ 1 pt</text:p>
          </table:table-cell>
        </table:table-row>
      </table:table>
      <text:p text:style-name="P3"/>
      <text:h text:style-name="P32"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37">1</text:p>
          </table:table-cell>
          <table:table-cell table:style-name="Table6.B1" office:value-type="string">
            <text:p text:style-name="P8"><text:s/>/ 1 pt</text:p>
          </table:table-cell>
        </table:table-row>
      </table:table>
      <text:p text:style-name="P14"/>
      <text:h text:style-name="P32" text:outline-level="3">Pénalités</text:h>
      <table:table table:name="Table7" table:style-name="Table7">
        <table:table-column table:style-name="Table7.A"/>
        <table:table-row>
          <table:table-cell table:style-name="Table7.A1" office:value-type="string">
            <text:p text:style-name="P8">0</text:p>
          </table:table-cell>
        </table:table-row>
      </table:table>
      <text:p text:style-name="P10"/>
      <text:list xml:id="list4079265268" text:style-name="L2">
        <text:list-item>
          <text:p text:style-name="P26">Retard : -1 pt / journée de retard, arrondi vers le haut. Les TPs ne sont plus acceptés après 3 jours.</text:p>
        </text:list-item>
        <text:list-item>
          <text:p text:style-name="P28"><text:span text:style-name="Police_20_par_20_défaut"><text:span text:style-name="T1">Autres : Le correcteur peut attribuer d’autres pénalités (par exemple si les exécutables sont manquants, fichier </text:span></text:span><text:span text:style-name="Police_20_par_20_défaut"><text:span text:style-name="T2">emails.txt</text:span></text:span><text:span text:style-name="Police_20_par_20_défaut"><text:span text:style-name="T1"> manquant, etc.)</text:span></text:span></text:p>
        </text:list-item>
      </text:list>
      <text:h text:style-name="P20" text:outline-level="1">Fichiers fournis</text:h>
      <text:p text:style-name="P11">Outre le présent rapport que vous devez compléter, les autres fichiers fournis sont les suivants :</text:p>
      <text:h text:style-name="P33" text:outline-level="3">generer_exemplaire.py</text:h>
      <text:p text:style-name="P15"><text:span text:style-name="Police_20_par_20_défaut"><text:span text:style-name="T1">Ce script prend en entrée </text:span></text:span><text:span text:style-name="Police_20_par_20_défaut"><text:span text:style-name="T2">N</text:span></text:span><text:span text:style-name="Police_20_par_20_défaut"><text:span text:style-name="T1">, un nom de fichier de sortie, et un germe, et génère un exemplaire (une matrice).</text:span></text:span></text:p>
      <text:h text:style-name="P33" text:outline-level="3">generer_serie.sh</text:h>
      <text:p text:style-name="P15"><text:span text:style-name="Police_20_par_20_défaut"><text:span text:style-name="T1">Ce script prend en entrée un </text:span></text:span><text:span text:style-name="Police_20_par_20_défaut"><text:span text:style-name="T2">N</text:span></text:span><text:span text:style-name="Police_20_par_20_défaut"><text:span text:style-name="T1"> de départ, un nombre de</text:span></text:span><text:span text:style-name="Police_20_par_20_défaut"><text:span text:style-name="T2"> N</text:span></text:span><text:span text:style-name="Police_20_par_20_défaut"><text:span text:style-name="T1">,</text:span></text:span><text:span text:style-name="Police_20_par_20_défaut"><text:span text:style-name="T2"> </text:span></text:span><text:span text:style-name="Police_20_par_20_défaut"><text:span text:style-name="T1">et un germe, et génère une série d’exemplaires suivant les consignes du TP (cinq matrices par taille d’exemplaire pour un nombre donné de </text:span></text:span><text:span text:style-name="Police_20_par_20_défaut"><text:span text:style-name="T2">N </text:span></text:span><text:span text:style-name="Police_20_par_20_défaut"><text:span text:style-name="T1">consécutifs, commençant avec le </text:span></text:span><text:span text:style-name="Police_20_par_20_défaut"><text:span text:style-name="T2">N </text:span></text:span><text:span text:style-name="Police_20_par_20_défaut"><text:span text:style-name="T1">de départ).</text:span></text:span></text:p>
      <text:h text:style-name="P34" text:outline-level="3"><text:span text:style-name="Police_20_par_20_défaut"><text:span text:style-name="T1">Le répertoire “</text:span></text:span><text:span text:style-name="Police_20_par_20_défaut"><text:span text:style-name="T2">exemple”</text:span></text:span></text:h>
      <text:p text:style-name="P15"><text:span text:style-name="Police_20_par_20_défaut"><text:span text:style-name="T1">Ce répertoire est </text:span></text:span><text:span text:style-name="Police_20_par_20_défaut"><text:span text:style-name="T2">fourni à titre d’exemple</text:span></text:span><text:span text:style-name="Police_20_par_20_défaut"><text:span text:style-name="T1"> et vous êtes libres de vous en servir, de le modifier, ou de vous en inspirer. Il inclut un script </text:span></text:span><text:span text:style-name="Police_20_par_20_défaut"><text:span text:style-name="T2">tp.sh</text:span></text:span><text:span text:style-name="Police_20_par_20_défaut"><text:span text:style-name="T1"> fonctionnel ainsi que le script </text:span></text:span><text:span text:style-name="Police_20_par_20_défaut"><text:span text:style-name="T2">autotests.sh</text:span></text:span><text:span text:style-name="Police_20_par_20_défaut"><text:span text:style-name="T1"> automatisant les tests sur plusieurs exemplaires (notez qu’il s’agit d’exemplaires et d’implémentations bidon pour les besoins de l’exemple).</text:span></text:span></text:p>
      <text:p text:style-name="P11"/>
      <text:h text:style-name="P18" text:outline-level="1">Notes techniques</text:h>
      <text:list xml:id="list1249704545" text:style-name="L3">
        <text:list-item>
          <text:p text:style-name="P29"><text:span text:style-name="Police_20_par_20_défaut"><text:span text:style-name="T1">La commande </text:span></text:span><text:span text:style-name="Police_20_par_20_défaut"><text:span text:style-name="T2">chmod +x mon_script.sh</text:span></text:span><text:span text:style-name="Police_20_par_20_défaut"><text:span text:style-name="T1"> rendra le script </text:span></text:span><text:span text:style-name="Police_20_par_20_défaut"><text:span text:style-name="T2">mon_script.sh</text:span></text:span><text:span text:style-name="Police_20_par_20_défaut"><text:span text:style-name="T1"> exécutable. Pour l’exécuter il s’agira de faire </text:span></text:span><text:span text:style-name="Police_20_par_20_défaut"><text:span text:style-name="T2">./mon_script.sh</text:span></text:span></text:p>
        </text:list-item>
        <text:list-item>
          <text:p text:style-name="P30"><text:span text:style-name="Police_20_par_20_défaut"><text:span text:style-name="T1">Le guide “guide bash” sur le site Moodle du cours n’est pas spécialement adapté au présent TP, mais il vous aidera à mieux comprendre la façon dont les différents scripts fonctionnen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Z003" svg:font-family="Z003"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language="fr" fo:country="FR"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enum" style:family="paragraph" style:parent-style-name="Text_20_body">
      <style:paragraph-properties fo:margin-top="0in" fo:margin-bottom="0.1in" loext:contextual-spacing="false"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Linux_X86_64 LibreOffice_project/10$Build-1</meta:generator>
    <meta:initial-creator>Wajiha BADIROU</meta:initial-creator>
    <meta:creation-date>2018-10-19T04:50:00Z</meta:creation-date>
    <dc:date>2018-10-24T12:44:03.685477151</dc:date>
    <meta:editing-cycles>8</meta:editing-cycles>
    <meta:editing-duration>PT15M20S</meta:editing-duration>
    <meta:document-statistic meta:table-count="7" meta:image-count="0" meta:object-count="10" meta:page-count="12" meta:paragraph-count="115" meta:word-count="1598" meta:character-count="10048" meta:non-whitespace-character-count="855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gradient" draw:fill-gradient-name="a0"/>
    </style:style>
    <style:style style:name="ch2" style:family="chart">
      <style:chart-properties chart:auto-position="true" style:rotation-angle="0"/>
      <style:text-properties fo:color="#f2f2f2" style:text-position="0% 100%" fo:font-family="Calibri" fo:font-size="15.9998397827148pt" fo:letter-spacing="0.035cm" fo:language="fr" fo:country="FR" fo:text-shadow="1pt 1pt" fo:font-weight="bold" style:font-size-asian="15.9998397827148pt" style:font-weight-asian="bold" style:font-size-complex="15.9998397827148pt" style:font-weight-complex="bold"/>
    </style:style>
    <style:style style:name="ch3" style:family="chart">
      <style:chart-properties chart:auto-position="true"/>
      <style:graphic-properties draw:stroke="none" draw:fill="none" draw:fill-color="#d9d9d9"/>
      <style:text-properties fo:color="#bfbfbf" style:text-position="0% 100%" fo:font-family="Calibri" fo:font-size="9pt" fo:language="fr" fo:country="FR" style:font-size-asian="9pt" style:font-size-complex="9pt"/>
    </style:style>
    <style:style style:name="ch4" style:family="chart">
      <style:chart-properties chart:interpolation="cubic-spline" chart:symbol-type="automatic" chart:auto-position="true" chart:auto-size="true" chart:treat-empty-cells="ignore"/>
      <style:graphic-properties draw:stroke="none" draw:fill="none"/>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6" style:family="chart">
      <style:chart-properties chart:auto-position="true" style:rotation-angle="0"/>
      <style:text-properties fo:color="#bfbfbf" style:text-position="0% 100%" fo:font-family="Calibri" fo:font-size="9pt" fo:language="fr" fo:country="FR" fo:font-weight="bold" style:font-size-asian="9pt" style:font-weight-asian="bold" style:font-size-complex="9pt" style:font-weight-complex="bold"/>
    </style:style>
    <style:style style:name="ch7" style:family="chart">
      <style:graphic-properties svg:stroke-width="0.026cm" svg:stroke-color="#f2f2f2" svg:stroke-opacity="10%"/>
    </style:style>
    <style:style style:name="ch8" style:family="chart" style:data-style-name="N0">
      <style:chart-properties chart:display-label="true" chart:tick-marks-major-inner="false" chart:tick-marks-major-outer="false" chart:logarithmic="false" chart:minimum="0" chart:interval-major="500"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9" style:family="chart">
      <style:chart-properties chart:auto-position="true" style:rotation-angle="90"/>
      <style:text-properties fo:color="#bfbfbf" style:text-position="0% 100%" fo:font-family="Calibri" fo:font-size="9pt" fo:language="fr" fo:country="FR" fo:font-weight="bold" style:font-size-asian="9pt" style:font-weight-asian="bold" style:font-size-complex="9pt" style:font-weight-complex="bold"/>
    </style:style>
    <style:style style:name="ch10" style:family="chart" style:data-style-name="N0">
      <style:chart-properties chart:symbol-type="named-symbol" chart:symbol-name="circle" chart:symbol-width="0.212cm" chart:symbol-height="0.212cm" chart:link-data-style-to-source="true"/>
      <style:graphic-properties svg:stroke-width="0.026cm" svg:stroke-color="#4472c4" draw:fill="none" draw:fill-color="#4472c4"/>
      <style:text-properties fo:font-size="10pt" style:font-size-asian="10pt" style:font-size-complex="10pt"/>
    </style:style>
    <style:style style:name="ch11" style:family="chart" style:data-style-name="N0">
      <style:chart-properties chart:symbol-type="named-symbol" chart:symbol-name="circle" chart:symbol-width="0.212cm" chart:symbol-height="0.212cm" chart:link-data-style-to-source="true"/>
      <style:graphic-properties svg:stroke-width="0.026cm" svg:stroke-color="#ed7d31" draw:fill="none" draw:fill-color="#ed7d31"/>
      <style:text-properties fo:font-size="10pt" style:font-size-asian="10pt" style:font-size-complex="10pt"/>
    </style:style>
    <style:style style:name="ch12" style:family="chart" style:data-style-name="N0">
      <style:chart-properties chart:symbol-type="named-symbol" chart:symbol-name="circle" chart:symbol-width="0.212cm" chart:symbol-height="0.212cm" chart:link-data-style-to-source="true"/>
      <style:graphic-properties svg:stroke-width="0.026cm" svg:stroke-color="#a5a5a5" draw:fill="none" draw:fill-color="#a5a5a5"/>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7.441cm" svg:height="11.639cm" xlink:href="." xlink:type="simple" chart:class="chart:scatter" chart:style-name="ch1">
        <chart:title svg:x="4.934cm" svg:y="0.368cm" chart:style-name="ch2">
          <text:p>Tableau des résultats</text:p>
        </chart:title>
        <chart:legend chart:legend-position="bottom" svg:x="4.897cm" svg:y="11.067cm" style:legend-expansion="wide" chart:style-name="ch3"/>
        <chart:plot-area chart:style-name="ch4" chart:data-source-has-labels="both" svg:x="1.359cm" svg:y="1.573cm" svg:width="15.734cm" svg:height="8.097cm">
          <chartooo:coordinate-region svg:x="2.457cm" svg:y="1.759cm" svg:width="14.317cm" svg:height="7.291cm"/>
          <chart:axis chart:dimension="x" chart:name="primary-x" chart:style-name="ch5" chartooo:axis-type="auto">
            <chart:title svg:x="7.251cm" svg:y="9.902cm" chart:style-name="ch6">
              <text:p>Taille de l'exemplaire</text:p>
            </chart:title>
            <chart:categories table:cell-range-address="local-table.$A$2:.$A$10"/>
            <chart:grid chart:style-name="ch7" chart:class="major"/>
          </chart:axis>
          <chart:axis chart:dimension="y" chart:name="primary-y" chart:style-name="ch8">
            <chart:title svg:x="0.451cm" svg:y="8.681cm" chart:style-name="ch9">
              <text:p>Temps d'exécution (en secondes)</text:p>
            </chart:title>
            <chart:grid chart:style-name="ch7" chart:class="major"/>
          </chart:axis>
          <chart:series chart:style-name="ch10" chart:values-cell-range-address="local-table.$C$2:.$C$10" chart:label-cell-address="local-table.$C$1" chart:class="chart:scatter">
            <chart:domain table:cell-range-address="local-table.$B$2:.$B$10"/>
            <chart:data-point chart:repeated="9"/>
          </chart:series>
          <chart:series chart:style-name="ch11" chart:values-cell-range-address="local-table.$E$2:.$E$10" chart:label-cell-address="local-table.$E$1" chart:class="chart:scatter">
            <chart:domain table:cell-range-address="local-table.$D$2:.$D$10"/>
            <chart:data-point chart:repeated="9"/>
          </chart:series>
          <chart:series chart:style-name="ch12" chart:values-cell-range-address="local-table.$G$2:.$G$10" chart:label-cell-address="local-table.$G$1" chart:class="chart:scatter">
            <chart:domain table:cell-range-address="local-table.$F$2:.$F$10"/>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ouv</text:p>
              </table:table-cell>
              <table:table-cell office:value-type="string">
                <text:p/>
              </table:table-cell>
              <table:table-cell office:value-type="string">
                <text:p>Strassen</text:p>
              </table:table-cell>
              <table:table-cell office:value-type="string">
                <text:p/>
              </table:table-cell>
              <table:table-cell office:value-type="string">
                <text:p>StrassenSeuil</text:p>
              </table:table-cell>
            </table:table-row>
          </table:table-header-rows>
          <table:table-rows>
            <table:table-row>
              <table:table-cell office:value-type="string">
                <text:p>1</text:p>
              </table:table-cell>
              <table:table-cell office:value-type="float" office:value="2">
                <text:p>2</text:p>
              </table:table-cell>
              <table:table-cell office:value-type="float" office:value="0.00155904293060302">
                <text:p>0.00155904293060302</text:p>
              </table:table-cell>
              <table:table-cell office:value-type="float" office:value="2">
                <text:p>2</text:p>
              </table:table-cell>
              <table:table-cell office:value-type="float" office:value="0.000199627876281738">
                <text:p>0.000199627876281738</text:p>
              </table:table-cell>
              <table:table-cell office:value-type="float" office:value="2">
                <text:p>2</text:p>
              </table:table-cell>
              <table:table-cell office:value-type="float" office:value="0">
                <text:p>0</text:p>
              </table:table-cell>
            </table:table-row>
            <table:table-row>
              <table:table-cell office:value-type="string">
                <text:p>2</text:p>
              </table:table-cell>
              <table:table-cell office:value-type="float" office:value="4">
                <text:p>4</text:p>
              </table:table-cell>
              <table:table-cell office:value-type="float" office:value="0.00156521797180175">
                <text:p>0.00156521797180175</text:p>
              </table:table-cell>
              <table:table-cell office:value-type="float" office:value="4">
                <text:p>4</text:p>
              </table:table-cell>
              <table:table-cell office:value-type="float" office:value="0.00305402278900145">
                <text:p>0.00305402278900145</text:p>
              </table:table-cell>
              <table:table-cell office:value-type="float" office:value="4">
                <text:p>4</text:p>
              </table:table-cell>
              <table:table-cell office:value-type="float" office:value="0">
                <text:p>0</text:p>
              </table:table-cell>
            </table:table-row>
            <table:table-row>
              <table:table-cell office:value-type="string">
                <text:p>3</text:p>
              </table:table-cell>
              <table:table-cell office:value-type="float" office:value="8">
                <text:p>8</text:p>
              </table:table-cell>
              <table:table-cell office:value-type="float" office:value="0.00313968658447264">
                <text:p>0.00313968658447264</text:p>
              </table:table-cell>
              <table:table-cell office:value-type="float" office:value="8">
                <text:p>8</text:p>
              </table:table-cell>
              <table:table-cell office:value-type="float" office:value="0.0355083227157592">
                <text:p>0.0355083227157592</text:p>
              </table:table-cell>
              <table:table-cell office:value-type="float" office:value="8">
                <text:p>8</text:p>
              </table:table-cell>
              <table:table-cell office:value-type="float" office:value="0.00471680164337157">
                <text:p>0.00471680164337157</text:p>
              </table:table-cell>
            </table:table-row>
            <table:table-row>
              <table:table-cell office:value-type="string">
                <text:p>4</text:p>
              </table:table-cell>
              <table:table-cell office:value-type="float" office:value="16">
                <text:p>16</text:p>
              </table:table-cell>
              <table:table-cell office:value-type="float" office:value="0.0281190633773803">
                <text:p>0.0281190633773803</text:p>
              </table:table-cell>
              <table:table-cell office:value-type="float" office:value="16">
                <text:p>16</text:p>
              </table:table-cell>
              <table:table-cell office:value-type="float" office:value="0.265228104591369">
                <text:p>0.265228104591369</text:p>
              </table:table-cell>
              <table:table-cell office:value-type="float" office:value="16">
                <text:p>16</text:p>
              </table:table-cell>
              <table:table-cell office:value-type="float" office:value="0.0288190841674804">
                <text:p>0.0288190841674804</text:p>
              </table:table-cell>
            </table:table-row>
            <table:table-row>
              <table:table-cell office:value-type="string">
                <text:p>5</text:p>
              </table:table-cell>
              <table:table-cell office:value-type="float" office:value="32">
                <text:p>32</text:p>
              </table:table-cell>
              <table:table-cell office:value-type="float" office:value="0.187154078483581">
                <text:p>0.187154078483581</text:p>
              </table:table-cell>
              <table:table-cell office:value-type="float" office:value="32">
                <text:p>32</text:p>
              </table:table-cell>
              <table:table-cell office:value-type="float" office:value="1.83571143150329">
                <text:p>1.83571143150329</text:p>
              </table:table-cell>
              <table:table-cell office:value-type="float" office:value="32">
                <text:p>32</text:p>
              </table:table-cell>
              <table:table-cell office:value-type="float" office:value="0.167612719535827">
                <text:p>0.167612719535827</text:p>
              </table:table-cell>
            </table:table-row>
            <table:table-row>
              <table:table-cell office:value-type="string">
                <text:p>6</text:p>
              </table:table-cell>
              <table:table-cell office:value-type="float" office:value="64">
                <text:p>64</text:p>
              </table:table-cell>
              <table:table-cell office:value-type="float" office:value="1.51196680068969">
                <text:p>1.51196680068969</text:p>
              </table:table-cell>
              <table:table-cell office:value-type="float" office:value="64">
                <text:p>64</text:p>
              </table:table-cell>
              <table:table-cell office:value-type="float" office:value="13.4525520324706">
                <text:p>13.4525520324706</text:p>
              </table:table-cell>
              <table:table-cell office:value-type="float" office:value="64">
                <text:p>64</text:p>
              </table:table-cell>
              <table:table-cell office:value-type="float" office:value="1.17720365524292">
                <text:p>1.17720365524292</text:p>
              </table:table-cell>
            </table:table-row>
            <table:table-row>
              <table:table-cell office:value-type="string">
                <text:p>7</text:p>
              </table:table-cell>
              <table:table-cell office:value-type="float" office:value="128">
                <text:p>128</text:p>
              </table:table-cell>
              <table:table-cell office:value-type="float" office:value="11.7365502357482">
                <text:p>11.7365502357482</text:p>
              </table:table-cell>
              <table:table-cell office:value-type="float" office:value="128">
                <text:p>128</text:p>
              </table:table-cell>
              <table:table-cell office:value-type="float" office:value="108.289721369743">
                <text:p>108.289721369743</text:p>
              </table:table-cell>
              <table:table-cell office:value-type="float" office:value="128">
                <text:p>128</text:p>
              </table:table-cell>
              <table:table-cell office:value-type="float" office:value="8.35619370937347">
                <text:p>8.35619370937347</text:p>
              </table:table-cell>
            </table:table-row>
            <table:table-row>
              <table:table-cell office:value-type="string">
                <text:p>8</text:p>
              </table:table-cell>
              <table:table-cell office:value-type="float" office:value="256">
                <text:p>256</text:p>
              </table:table-cell>
              <table:table-cell office:value-type="float" office:value="95.1095196962356">
                <text:p>95.1095196962356</text:p>
              </table:table-cell>
              <table:table-cell office:value-type="float" office:value="256">
                <text:p>256</text:p>
              </table:table-cell>
              <table:table-cell office:value-type="float" office:value="659.592163586616">
                <text:p>659.592163586616</text:p>
              </table:table-cell>
              <table:table-cell office:value-type="float" office:value="256">
                <text:p>256</text:p>
              </table:table-cell>
              <table:table-cell office:value-type="float" office:value="59.2674617528915">
                <text:p>59.2674617528915</text:p>
              </table:table-cell>
            </table:table-row>
            <table:table-row>
              <table:table-cell office:value-type="string">
                <text:p>9</text:p>
              </table:table-cell>
              <table:table-cell office:value-type="float" office:value="512">
                <text:p>512</text:p>
              </table:table-cell>
              <table:table-cell office:value-type="float" office:value="762.522141480446">
                <text:p>762.522141480446</text:p>
              </table:table-cell>
              <table:table-cell office:value-type="float" office:value="512">
                <text:p>512</text:p>
              </table:table-cell>
              <table:table-cell office:value-type="float" office:value="4981.12860748767">
                <text:p>4981.12860748767</text:p>
              </table:table-cell>
              <table:table-cell office:value-type="float" office:value="512">
                <text:p>512</text:p>
              </table:table-cell>
              <table:table-cell office:value-type="float" office:value="417.980719447135">
                <text:p>417.9807194471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0" draw:style="radial" draw:cx="50%" draw:cy="50%" draw:start-color="#262626" draw:end-color="#595959" draw:start-intensity="100%" draw:end-intensity="100%" draw:border="0%"/>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7.462cm" svg:height="9.776cm" xlink:href="." xlink:type="simple" chart:class="chart:scatter" chart:style-name="ch1">
        <chart:title svg:x="5.93cm" svg:y="0.33cm" chart:style-name="ch2">
          <text:p>Algo StrassenSeuil</text:p>
        </chart:title>
        <chart:plot-area chart:style-name="ch3" chart:data-source-has-labels="both" svg:x="0.349cm" svg:y="1.404cm" svg:width="16.764cm" svg:height="8.177cm">
          <chartooo:coordinate-region svg:x="1.235cm" svg:y="1.59cm" svg:width="15.03cm" svg:height="7.371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text:p>
              </table:table-cell>
            </table:table-row>
          </table:table-header-rows>
          <table:table-rows>
            <table:table-row>
              <table:table-cell office:value-type="string">
                <text:p>6,498019171</text:p>
              </table:table-cell>
              <table:table-cell office:value-type="float" office:value="6.49801917084989">
                <text:p>6.49801917084989</text:p>
              </table:table-cell>
              <table:table-cell office:value-type="float" office:value="0">
                <text:p>0</text:p>
              </table:table-cell>
            </table:table-row>
            <table:table-row>
              <table:table-cell office:value-type="string">
                <text:p>42,22425314</text:p>
              </table:table-cell>
              <table:table-cell office:value-type="float" office:value="42.2242531447326">
                <text:p>42.2242531447326</text:p>
              </table:table-cell>
              <table:table-cell office:value-type="float" office:value="0">
                <text:p>0</text:p>
              </table:table-cell>
            </table:table-row>
            <table:table-row>
              <table:table-cell office:value-type="string">
                <text:p>274,3740064</text:p>
              </table:table-cell>
              <table:table-cell office:value-type="float" office:value="274.374006409291">
                <text:p>274.374006409291</text:p>
              </table:table-cell>
              <table:table-cell office:value-type="float" office:value="0.00471680164337157">
                <text:p>0.00471680164337157</text:p>
              </table:table-cell>
            </table:table-row>
            <table:table-row>
              <table:table-cell office:value-type="string">
                <text:p>1782,887554</text:p>
              </table:table-cell>
              <table:table-cell office:value-type="float" office:value="1782.88755363046">
                <text:p>1782.88755363046</text:p>
              </table:table-cell>
              <table:table-cell office:value-type="float" office:value="0.0288190841674804">
                <text:p>0.0288190841674804</text:p>
              </table:table-cell>
            </table:table-row>
            <table:table-row>
              <table:table-cell office:value-type="string">
                <text:p>11585,2375</text:p>
              </table:table-cell>
              <table:table-cell office:value-type="float" office:value="11585.2375029604">
                <text:p>11585.2375029604</text:p>
              </table:table-cell>
              <table:table-cell office:value-type="float" office:value="0.167612719535827">
                <text:p>0.167612719535827</text:p>
              </table:table-cell>
            </table:table-row>
            <table:table-row>
              <table:table-cell office:value-type="string">
                <text:p>75281,09539</text:p>
              </table:table-cell>
              <table:table-cell office:value-type="float" office:value="75281.0953930857">
                <text:p>75281.0953930857</text:p>
              </table:table-cell>
              <table:table-cell office:value-type="float" office:value="1.17720365524292">
                <text:p>1.17720365524292</text:p>
              </table:table-cell>
            </table:table-row>
            <table:table-row>
              <table:table-cell office:value-type="string">
                <text:p>489178,0011</text:p>
              </table:table-cell>
              <table:table-cell office:value-type="float" office:value="489178.00106685">
                <text:p>489178.00106685</text:p>
              </table:table-cell>
              <table:table-cell office:value-type="float" office:value="8.35619370937347">
                <text:p>8.35619370937347</text:p>
              </table:table-cell>
            </table:table-row>
            <table:table-row>
              <table:table-cell office:value-type="string">
                <text:p>3178688,029</text:p>
              </table:table-cell>
              <table:table-cell office:value-type="float" office:value="3178688.02889041">
                <text:p>3178688.02889041</text:p>
              </table:table-cell>
              <table:table-cell office:value-type="float" office:value="59.2674617528915">
                <text:p>59.2674617528915</text:p>
              </table:table-cell>
            </table:table-row>
            <table:table-row>
              <table:table-cell office:value-type="string">
                <text:p>20655175,75</text:p>
              </table:table-cell>
              <table:table-cell office:value-type="float" office:value="20655175.749881">
                <text:p>20655175.749881</text:p>
              </table:table-cell>
              <table:table-cell office:value-type="float" office:value="417.980719447135">
                <text:p>417.98071944713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tru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tru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322cm" svg:height="8.551cm" xlink:href="." xlink:type="simple" chart:class="chart:scatter" chart:style-name="ch1">
        <chart:title svg:x="4.754cm" svg:y="0.306cm" chart:style-name="ch2">
          <text:p>Algo Conventionnel</text:p>
        </chart:title>
        <chart:plot-area chart:style-name="ch3" chart:data-source-has-labels="both" svg:x="0.306cm" svg:y="1.356cm" svg:width="14.71cm" svg:height="7.024cm">
          <chartooo:coordinate-region svg:x="1.298cm" svg:y="1.542cm" svg:width="13.188cm" svg:height="6.218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uv</text:p>
              </table:table-cell>
            </table:table-row>
          </table:table-header-rows>
          <table:table-rows>
            <table:table-row>
              <table:table-cell office:value-type="string">
                <text:p>2</text:p>
              </table:table-cell>
              <table:table-cell office:value-type="float" office:value="2">
                <text:p>2</text:p>
              </table:table-cell>
              <table:table-cell office:value-type="float" office:value="0.00155904293060302">
                <text:p>0.00155904293060302</text:p>
              </table:table-cell>
            </table:table-row>
            <table:table-row>
              <table:table-cell office:value-type="string">
                <text:p>4</text:p>
              </table:table-cell>
              <table:table-cell office:value-type="float" office:value="4">
                <text:p>4</text:p>
              </table:table-cell>
              <table:table-cell office:value-type="float" office:value="0.00156521797180175">
                <text:p>0.00156521797180175</text:p>
              </table:table-cell>
            </table:table-row>
            <table:table-row>
              <table:table-cell office:value-type="string">
                <text:p>8</text:p>
              </table:table-cell>
              <table:table-cell office:value-type="float" office:value="8">
                <text:p>8</text:p>
              </table:table-cell>
              <table:table-cell office:value-type="float" office:value="0.00313968658447264">
                <text:p>0.00313968658447264</text:p>
              </table:table-cell>
            </table:table-row>
            <table:table-row>
              <table:table-cell office:value-type="string">
                <text:p>16</text:p>
              </table:table-cell>
              <table:table-cell office:value-type="float" office:value="16">
                <text:p>16</text:p>
              </table:table-cell>
              <table:table-cell office:value-type="float" office:value="0.0281190633773803">
                <text:p>0.0281190633773803</text:p>
              </table:table-cell>
            </table:table-row>
            <table:table-row>
              <table:table-cell office:value-type="string">
                <text:p>32</text:p>
              </table:table-cell>
              <table:table-cell office:value-type="float" office:value="32">
                <text:p>32</text:p>
              </table:table-cell>
              <table:table-cell office:value-type="float" office:value="0.187154078483581">
                <text:p>0.187154078483581</text:p>
              </table:table-cell>
            </table:table-row>
            <table:table-row>
              <table:table-cell office:value-type="string">
                <text:p>64</text:p>
              </table:table-cell>
              <table:table-cell office:value-type="float" office:value="64">
                <text:p>64</text:p>
              </table:table-cell>
              <table:table-cell office:value-type="float" office:value="1.51196680068969">
                <text:p>1.51196680068969</text:p>
              </table:table-cell>
            </table:table-row>
            <table:table-row>
              <table:table-cell office:value-type="string">
                <text:p>128</text:p>
              </table:table-cell>
              <table:table-cell office:value-type="float" office:value="128">
                <text:p>128</text:p>
              </table:table-cell>
              <table:table-cell office:value-type="float" office:value="11.7365502357482">
                <text:p>11.7365502357482</text:p>
              </table:table-cell>
            </table:table-row>
            <table:table-row>
              <table:table-cell office:value-type="string">
                <text:p>256</text:p>
              </table:table-cell>
              <table:table-cell office:value-type="float" office:value="256">
                <text:p>256</text:p>
              </table:table-cell>
              <table:table-cell office:value-type="float" office:value="95.1095196962356">
                <text:p>95.1095196962356</text:p>
              </table:table-cell>
            </table:table-row>
            <table:table-row>
              <table:table-cell office:value-type="string">
                <text:p>512</text:p>
              </table:table-cell>
              <table:table-cell office:value-type="float" office:value="512">
                <text:p>512</text:p>
              </table:table-cell>
              <table:table-cell office:value-type="float" office:value="762.522141480446">
                <text:p>762.52214148044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tru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tru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536cm" svg:height="9.63cm" xlink:href="." xlink:type="simple" chart:class="chart:scatter" chart:style-name="ch1">
        <chart:title svg:x="5.694cm" svg:y="0.327cm" chart:style-name="ch2">
          <text:p>Algo Strassen</text:p>
        </chart:title>
        <chart:plot-area chart:style-name="ch3" chart:data-source-has-labels="both" svg:x="0.31cm" svg:y="1.398cm" svg:width="14.916cm" svg:height="8.04cm">
          <chartooo:coordinate-region svg:x="1.302cm" svg:y="1.584cm" svg:width="13.182cm" svg:height="7.234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rassen</text:p>
              </table:table-cell>
            </table:table-row>
          </table:table-header-rows>
          <table:table-rows>
            <table:table-row>
              <table:table-cell office:value-type="string">
                <text:p>2</text:p>
              </table:table-cell>
              <table:table-cell office:value-type="float" office:value="2">
                <text:p>2</text:p>
              </table:table-cell>
              <table:table-cell office:value-type="float" office:value="0.000199627876281738">
                <text:p>0.000199627876281738</text:p>
              </table:table-cell>
            </table:table-row>
            <table:table-row>
              <table:table-cell office:value-type="string">
                <text:p>4</text:p>
              </table:table-cell>
              <table:table-cell office:value-type="float" office:value="4">
                <text:p>4</text:p>
              </table:table-cell>
              <table:table-cell office:value-type="float" office:value="0.00305402278900145">
                <text:p>0.00305402278900145</text:p>
              </table:table-cell>
            </table:table-row>
            <table:table-row>
              <table:table-cell office:value-type="string">
                <text:p>8</text:p>
              </table:table-cell>
              <table:table-cell office:value-type="float" office:value="8">
                <text:p>8</text:p>
              </table:table-cell>
              <table:table-cell office:value-type="float" office:value="0.0355083227157592">
                <text:p>0.0355083227157592</text:p>
              </table:table-cell>
            </table:table-row>
            <table:table-row>
              <table:table-cell office:value-type="string">
                <text:p>16</text:p>
              </table:table-cell>
              <table:table-cell office:value-type="float" office:value="16">
                <text:p>16</text:p>
              </table:table-cell>
              <table:table-cell office:value-type="float" office:value="0.265228104591369">
                <text:p>0.265228104591369</text:p>
              </table:table-cell>
            </table:table-row>
            <table:table-row>
              <table:table-cell office:value-type="string">
                <text:p>32</text:p>
              </table:table-cell>
              <table:table-cell office:value-type="float" office:value="32">
                <text:p>32</text:p>
              </table:table-cell>
              <table:table-cell office:value-type="float" office:value="1.83571143150329">
                <text:p>1.83571143150329</text:p>
              </table:table-cell>
            </table:table-row>
            <table:table-row>
              <table:table-cell office:value-type="string">
                <text:p>64</text:p>
              </table:table-cell>
              <table:table-cell office:value-type="float" office:value="64">
                <text:p>64</text:p>
              </table:table-cell>
              <table:table-cell office:value-type="float" office:value="13.4525520324706">
                <text:p>13.4525520324706</text:p>
              </table:table-cell>
            </table:table-row>
            <table:table-row>
              <table:table-cell office:value-type="string">
                <text:p>128</text:p>
              </table:table-cell>
              <table:table-cell office:value-type="float" office:value="128">
                <text:p>128</text:p>
              </table:table-cell>
              <table:table-cell office:value-type="float" office:value="108.289721369743">
                <text:p>108.289721369743</text:p>
              </table:table-cell>
            </table:table-row>
            <table:table-row>
              <table:table-cell office:value-type="string">
                <text:p>256</text:p>
              </table:table-cell>
              <table:table-cell office:value-type="float" office:value="256">
                <text:p>256</text:p>
              </table:table-cell>
              <table:table-cell office:value-type="float" office:value="659.592163586616">
                <text:p>659.592163586616</text:p>
              </table:table-cell>
            </table:table-row>
            <table:table-row>
              <table:table-cell office:value-type="string">
                <text:p>512</text:p>
              </table:table-cell>
              <table:table-cell office:value-type="float" office:value="512">
                <text:p>512</text:p>
              </table:table-cell>
              <table:table-cell office:value-type="float" office:value="4981.12860748767">
                <text:p>4981.128607487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tru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tru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4.943cm" svg:height="9.08cm" xlink:href="." xlink:type="simple" chart:class="chart:scatter" chart:style-name="ch1">
        <chart:title svg:x="4.67cm" svg:y="0.316cm" chart:style-name="ch2">
          <text:p>Algo StrassenSeuil</text:p>
        </chart:title>
        <chart:plot-area chart:style-name="ch3" chart:data-source-has-labels="both" svg:x="0.298cm" svg:y="1.376cm" svg:width="14.347cm" svg:height="7.523cm">
          <chartooo:coordinate-region svg:x="1.184cm" svg:y="1.563cm" svg:width="12.824cm" svg:height="6.716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trassenSeuil</text:p>
              </table:table-cell>
            </table:table-row>
          </table:table-header-rows>
          <table:table-rows>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00471680164337157">
                <text:p>0.00471680164337157</text:p>
              </table:table-cell>
            </table:table-row>
            <table:table-row>
              <table:table-cell office:value-type="string">
                <text:p>16</text:p>
              </table:table-cell>
              <table:table-cell office:value-type="float" office:value="16">
                <text:p>16</text:p>
              </table:table-cell>
              <table:table-cell office:value-type="float" office:value="0.0288190841674804">
                <text:p>0.0288190841674804</text:p>
              </table:table-cell>
            </table:table-row>
            <table:table-row>
              <table:table-cell office:value-type="string">
                <text:p>32</text:p>
              </table:table-cell>
              <table:table-cell office:value-type="float" office:value="32">
                <text:p>32</text:p>
              </table:table-cell>
              <table:table-cell office:value-type="float" office:value="0.167612719535827">
                <text:p>0.167612719535827</text:p>
              </table:table-cell>
            </table:table-row>
            <table:table-row>
              <table:table-cell office:value-type="string">
                <text:p>64</text:p>
              </table:table-cell>
              <table:table-cell office:value-type="float" office:value="64">
                <text:p>64</text:p>
              </table:table-cell>
              <table:table-cell office:value-type="float" office:value="1.17720365524292">
                <text:p>1.17720365524292</text:p>
              </table:table-cell>
            </table:table-row>
            <table:table-row>
              <table:table-cell office:value-type="string">
                <text:p>128</text:p>
              </table:table-cell>
              <table:table-cell office:value-type="float" office:value="128">
                <text:p>128</text:p>
              </table:table-cell>
              <table:table-cell office:value-type="float" office:value="8.35619370937347">
                <text:p>8.35619370937347</text:p>
              </table:table-cell>
            </table:table-row>
            <table:table-row>
              <table:table-cell office:value-type="string">
                <text:p>256</text:p>
              </table:table-cell>
              <table:table-cell office:value-type="float" office:value="256">
                <text:p>256</text:p>
              </table:table-cell>
              <table:table-cell office:value-type="float" office:value="59.2674617528915">
                <text:p>59.2674617528915</text:p>
              </table:table-cell>
            </table:table-row>
            <table:table-row>
              <table:table-cell office:value-type="string">
                <text:p>512</text:p>
              </table:table-cell>
              <table:table-cell office:value-type="float" office:value="512">
                <text:p>512</text:p>
              </table:table-cell>
              <table:table-cell office:value-type="float" office:value="417.980719447135">
                <text:p>417.9807194471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5.409cm" svg:height="8.847cm" xlink:href="." xlink:type="simple" chart:class="chart:scatter" chart:style-name="ch1">
        <chart:title svg:x="6.173cm" svg:y="0.311cm" chart:style-name="ch2">
          <text:p>Algo Conv</text:p>
        </chart:title>
        <chart:plot-area chart:style-name="ch3" chart:data-source-has-labels="both" svg:x="0.308cm" svg:y="1.366cm" svg:width="14.793cm" svg:height="7.305cm">
          <chartooo:coordinate-region svg:x="0.771cm" svg:y="1.552cm" svg:width="14.011cm" svg:height="6.499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érie1</text:p>
              </table:table-cell>
            </table:table-row>
          </table:table-header-rows>
          <table:table-rows>
            <table:table-row>
              <table:table-cell office:value-type="string">
                <text:p>2</text:p>
              </table:table-cell>
              <table:table-cell office:value-type="float" office:value="2">
                <text:p>2</text:p>
              </table:table-cell>
              <table:table-cell office:value-type="float" office:value="0.000194880366325378">
                <text:p>0.000194880366325378</text:p>
              </table:table-cell>
            </table:table-row>
            <table:table-row>
              <table:table-cell office:value-type="string">
                <text:p>4</text:p>
              </table:table-cell>
              <table:table-cell office:value-type="float" office:value="4">
                <text:p>4</text:p>
              </table:table-cell>
              <table:table-cell office:value-type="float" office:value="0.0000244565308094023">
                <text:p>0.0000244565308094023</text:p>
              </table:table-cell>
            </table:table-row>
            <table:table-row>
              <table:table-cell office:value-type="string">
                <text:p>8</text:p>
              </table:table-cell>
              <table:table-cell office:value-type="float" office:value="8">
                <text:p>8</text:p>
              </table:table-cell>
              <table:table-cell office:value-type="float" office:value="0.00000613220036029812">
                <text:p>0.00000613220036029812</text:p>
              </table:table-cell>
            </table:table-row>
            <table:table-row>
              <table:table-cell office:value-type="string">
                <text:p>16</text:p>
              </table:table-cell>
              <table:table-cell office:value-type="float" office:value="16">
                <text:p>16</text:p>
              </table:table-cell>
              <table:table-cell office:value-type="float" office:value="0.00000686500570736824">
                <text:p>0.00000686500570736824</text:p>
              </table:table-cell>
            </table:table-row>
            <table:table-row>
              <table:table-cell office:value-type="string">
                <text:p>32</text:p>
              </table:table-cell>
              <table:table-cell office:value-type="float" office:value="32">
                <text:p>32</text:p>
              </table:table-cell>
              <table:table-cell office:value-type="float" office:value="0.00000571148921153507">
                <text:p>0.00000571148921153507</text:p>
              </table:table-cell>
            </table:table-row>
            <table:table-row>
              <table:table-cell office:value-type="string">
                <text:p>64</text:p>
              </table:table-cell>
              <table:table-cell office:value-type="float" office:value="64">
                <text:p>64</text:p>
              </table:table-cell>
              <table:table-cell office:value-type="float" office:value="0.00000576769562030675">
                <text:p>0.00000576769562030675</text:p>
              </table:table-cell>
            </table:table-row>
            <table:table-row>
              <table:table-cell office:value-type="string">
                <text:p>128</text:p>
              </table:table-cell>
              <table:table-cell office:value-type="float" office:value="128">
                <text:p>128</text:p>
              </table:table-cell>
              <table:table-cell office:value-type="float" office:value="0.00000559642326152241">
                <text:p>0.00000559642326152241</text:p>
              </table:table-cell>
            </table:table-row>
            <table:table-row>
              <table:table-cell office:value-type="string">
                <text:p>256</text:p>
              </table:table-cell>
              <table:table-cell office:value-type="float" office:value="256">
                <text:p>256</text:p>
              </table:table-cell>
              <table:table-cell office:value-type="float" office:value="0.00000566896913625214">
                <text:p>0.00000566896913625214</text:p>
              </table:table-cell>
            </table:table-row>
            <table:table-row>
              <table:table-cell office:value-type="string">
                <text:p>512</text:p>
              </table:table-cell>
              <table:table-cell office:value-type="float" office:value="512">
                <text:p>512</text:p>
              </table:table-cell>
              <table:table-cell office:value-type="float" office:value="0.00000568123267203902">
                <text:p>0.000005681232672039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425cm" svg:height="9.48cm" xlink:href="." xlink:type="simple" chart:class="chart:scatter" chart:style-name="ch1">
        <chart:title svg:x="6.138cm" svg:y="0.324cm" chart:style-name="ch2">
          <text:p>Algo Strassen</text:p>
        </chart:title>
        <chart:plot-area chart:style-name="ch3" chart:data-source-has-labels="both" svg:x="0.328cm" svg:y="1.392cm" svg:width="15.769cm" svg:height="7.899cm">
          <chartooo:coordinate-region svg:x="0.791cm" svg:y="1.578cm" svg:width="14.987cm" svg:height="7.093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x^2.807</text:p>
              </table:table-cell>
            </table:table-row>
          </table:table-header-rows>
          <table:table-rows>
            <table:table-row>
              <table:table-cell office:value-type="string">
                <text:p>2</text:p>
              </table:table-cell>
              <table:table-cell office:value-type="float" office:value="2">
                <text:p>2</text:p>
              </table:table-cell>
              <table:table-cell office:value-type="float" office:value="0.0000285252847743682">
                <text:p>0.0000285252847743682</text:p>
              </table:table-cell>
            </table:table-row>
            <table:table-row>
              <table:table-cell office:value-type="string">
                <text:p>4</text:p>
              </table:table-cell>
              <table:table-cell office:value-type="float" office:value="4">
                <text:p>4</text:p>
              </table:table-cell>
              <table:table-cell office:value-type="float" office:value="0.000062357669769766">
                <text:p>0.000062357669769766</text:p>
              </table:table-cell>
            </table:table-row>
            <table:table-row>
              <table:table-cell office:value-type="string">
                <text:p>8</text:p>
              </table:table-cell>
              <table:table-cell office:value-type="float" office:value="8">
                <text:p>8</text:p>
              </table:table-cell>
              <table:table-cell office:value-type="float" office:value="0.00010359923889119">
                <text:p>0.00010359923889119</text:p>
              </table:table-cell>
            </table:table-row>
            <table:table-row>
              <table:table-cell office:value-type="string">
                <text:p>16</text:p>
              </table:table-cell>
              <table:table-cell office:value-type="float" office:value="16">
                <text:p>16</text:p>
              </table:table-cell>
              <table:table-cell office:value-type="float" office:value="0.000110574440456311">
                <text:p>0.000110574440456311</text:p>
              </table:table-cell>
            </table:table-row>
            <table:table-row>
              <table:table-cell office:value-type="string">
                <text:p>32</text:p>
              </table:table-cell>
              <table:table-cell office:value-type="float" office:value="32">
                <text:p>32</text:p>
              </table:table-cell>
              <table:table-cell office:value-type="float" office:value="0.000109357462205029">
                <text:p>0.000109357462205029</text:p>
              </table:table-cell>
            </table:table-row>
            <table:table-row>
              <table:table-cell office:value-type="string">
                <text:p>64</text:p>
              </table:table-cell>
              <table:table-cell office:value-type="float" office:value="64">
                <text:p>64</text:p>
              </table:table-cell>
              <table:table-cell office:value-type="float" office:value="0.000114513712221147">
                <text:p>0.000114513712221147</text:p>
              </table:table-cell>
            </table:table-row>
            <table:table-row>
              <table:table-cell office:value-type="string">
                <text:p>128</text:p>
              </table:table-cell>
              <table:table-cell office:value-type="float" office:value="128">
                <text:p>128</text:p>
              </table:table-cell>
              <table:table-cell office:value-type="float" office:value="0.000131719129369231">
                <text:p>0.000131719129369231</text:p>
              </table:table-cell>
            </table:table-row>
            <table:table-row>
              <table:table-cell office:value-type="string">
                <text:p>256</text:p>
              </table:table-cell>
              <table:table-cell office:value-type="float" office:value="256">
                <text:p>256</text:p>
              </table:table-cell>
              <table:table-cell office:value-type="float" office:value="0.000114642567718411">
                <text:p>0.000114642567718411</text:p>
              </table:table-cell>
            </table:table-row>
            <table:table-row>
              <table:table-cell office:value-type="string">
                <text:p>512</text:p>
              </table:table-cell>
              <table:table-cell office:value-type="float" office:value="512">
                <text:p>512</text:p>
              </table:table-cell>
              <table:table-cell office:value-type="float" office:value="0.000123710617432665">
                <text:p>0.00012371061743266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275cm" svg:height="10.265cm" xlink:href="." xlink:type="simple" chart:class="chart:scatter" chart:style-name="ch1">
        <chart:title svg:x="5.27cm" svg:y="0.34cm" chart:style-name="ch2">
          <text:p>ALgo StrassenSeuil</text:p>
        </chart:title>
        <chart:plot-area chart:style-name="ch3" chart:data-source-has-labels="both" svg:x="0.325cm" svg:y="1.424cm" svg:width="15.625cm" svg:height="8.636cm">
          <chartooo:coordinate-region svg:x="0.788cm" svg:y="1.61cm" svg:width="14.843cm" svg:height="7.83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érie1</text:p>
              </table:table-cell>
            </table:table-row>
          </table:table-header-rows>
          <table:table-rows>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0000171911388585965">
                <text:p>0.0000171911388585965</text:p>
              </table:table-cell>
            </table:table-row>
            <table:table-row>
              <table:table-cell office:value-type="string">
                <text:p>16</text:p>
              </table:table-cell>
              <table:table-cell office:value-type="float" office:value="16">
                <text:p>16</text:p>
              </table:table-cell>
              <table:table-cell office:value-type="float" office:value="0.0000161642746951689">
                <text:p>0.0000161642746951689</text:p>
              </table:table-cell>
            </table:table-row>
            <table:table-row>
              <table:table-cell office:value-type="string">
                <text:p>32</text:p>
              </table:table-cell>
              <table:table-cell office:value-type="float" office:value="32">
                <text:p>32</text:p>
              </table:table-cell>
              <table:table-cell office:value-type="float" office:value="0.0000144677844966922">
                <text:p>0.0000144677844966922</text:p>
              </table:table-cell>
            </table:table-row>
            <table:table-row>
              <table:table-cell office:value-type="string">
                <text:p>64</text:p>
              </table:table-cell>
              <table:table-cell office:value-type="float" office:value="64">
                <text:p>64</text:p>
              </table:table-cell>
              <table:table-cell office:value-type="float" office:value="0.0000156374405698544">
                <text:p>0.0000156374405698544</text:p>
              </table:table-cell>
            </table:table-row>
            <table:table-row>
              <table:table-cell office:value-type="string">
                <text:p>128</text:p>
              </table:table-cell>
              <table:table-cell office:value-type="float" office:value="128">
                <text:p>128</text:p>
              </table:table-cell>
              <table:table-cell office:value-type="float" office:value="0.0000170821126280197">
                <text:p>0.0000170821126280197</text:p>
              </table:table-cell>
            </table:table-row>
            <table:table-row>
              <table:table-cell office:value-type="string">
                <text:p>256</text:p>
              </table:table-cell>
              <table:table-cell office:value-type="float" office:value="256">
                <text:p>256</text:p>
              </table:table-cell>
              <table:table-cell office:value-type="float" office:value="0.0000186452590547491">
                <text:p>0.0000186452590547491</text:p>
              </table:table-cell>
            </table:table-row>
            <table:table-row>
              <table:table-cell office:value-type="string">
                <text:p>512</text:p>
              </table:table-cell>
              <table:table-cell office:value-type="float" office:value="512">
                <text:p>512</text:p>
              </table:table-cell>
              <table:table-cell office:value-type="float" office:value="0.0000202361250520729">
                <text:p>0.000020236125052072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425cm" svg:height="8.995cm" xlink:href="." xlink:type="simple" chart:class="chart:scatter" chart:style-name="ch1">
        <chart:title svg:x="6.681cm" svg:y="0.314cm" chart:style-name="ch2">
          <text:p>Algo Conv</text:p>
        </chart:title>
        <chart:plot-area chart:style-name="ch3" chart:data-source-has-labels="both" svg:x="0.328cm" svg:y="1.372cm" svg:width="15.769cm" svg:height="7.444cm">
          <chartooo:coordinate-region svg:x="1.214cm" svg:y="1.372cm" svg:width="14.752cm" svg:height="5.399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text:p>
              </table:table-cell>
            </table:table-row>
          </table:table-header-rows>
          <table:table-rows>
            <table:table-row>
              <table:table-cell office:value-type="string">
                <text:p>8</text:p>
              </table:table-cell>
              <table:table-cell office:value-type="float" office:value="8">
                <text:p>8</text:p>
              </table:table-cell>
              <table:table-cell office:value-type="float" office:value="0.00155904293060302">
                <text:p>0.00155904293060302</text:p>
              </table:table-cell>
            </table:table-row>
            <table:table-row>
              <table:table-cell office:value-type="string">
                <text:p>64</text:p>
              </table:table-cell>
              <table:table-cell office:value-type="float" office:value="64">
                <text:p>64</text:p>
              </table:table-cell>
              <table:table-cell office:value-type="float" office:value="0.00156521797180175">
                <text:p>0.00156521797180175</text:p>
              </table:table-cell>
            </table:table-row>
            <table:table-row>
              <table:table-cell office:value-type="string">
                <text:p>512</text:p>
              </table:table-cell>
              <table:table-cell office:value-type="float" office:value="512">
                <text:p>512</text:p>
              </table:table-cell>
              <table:table-cell office:value-type="float" office:value="0.00313968658447264">
                <text:p>0.00313968658447264</text:p>
              </table:table-cell>
            </table:table-row>
            <table:table-row>
              <table:table-cell office:value-type="string">
                <text:p>4096</text:p>
              </table:table-cell>
              <table:table-cell office:value-type="float" office:value="4096">
                <text:p>4096</text:p>
              </table:table-cell>
              <table:table-cell office:value-type="float" office:value="0.0281190633773803">
                <text:p>0.0281190633773803</text:p>
              </table:table-cell>
            </table:table-row>
            <table:table-row>
              <table:table-cell office:value-type="string">
                <text:p>32768</text:p>
              </table:table-cell>
              <table:table-cell office:value-type="float" office:value="32768">
                <text:p>32768</text:p>
              </table:table-cell>
              <table:table-cell office:value-type="float" office:value="0.187154078483581">
                <text:p>0.187154078483581</text:p>
              </table:table-cell>
            </table:table-row>
            <table:table-row>
              <table:table-cell office:value-type="string">
                <text:p>262144</text:p>
              </table:table-cell>
              <table:table-cell office:value-type="float" office:value="262144">
                <text:p>262144</text:p>
              </table:table-cell>
              <table:table-cell office:value-type="float" office:value="1.51196680068969">
                <text:p>1.51196680068969</text:p>
              </table:table-cell>
            </table:table-row>
            <table:table-row>
              <table:table-cell office:value-type="string">
                <text:p>2097152</text:p>
              </table:table-cell>
              <table:table-cell office:value-type="float" office:value="2097152">
                <text:p>2097152</text:p>
              </table:table-cell>
              <table:table-cell office:value-type="float" office:value="11.7365502357482">
                <text:p>11.7365502357482</text:p>
              </table:table-cell>
            </table:table-row>
            <table:table-row>
              <table:table-cell office:value-type="string">
                <text:p>16777216</text:p>
              </table:table-cell>
              <table:table-cell office:value-type="float" office:value="16777216">
                <text:p>16777216</text:p>
              </table:table-cell>
              <table:table-cell office:value-type="float" office:value="95.1095196962356">
                <text:p>95.1095196962356</text:p>
              </table:table-cell>
            </table:table-row>
            <table:table-row>
              <table:table-cell office:value-type="string">
                <text:p>134217728</text:p>
              </table:table-cell>
              <table:table-cell office:value-type="float" office:value="134217728">
                <text:p>134217728</text:p>
              </table:table-cell>
              <table:table-cell office:value-type="float" office:value="762.522141480446">
                <text:p>762.52214148044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draw:fill-color="#404040"/>
    </style:style>
    <style:style style:name="ch2" style:family="chart">
      <style:chart-properties chart:auto-position="true" style:rotation-angle="0"/>
      <style:text-properties fo:color="#d9d9d9" style:text-position="0% 100%" fo:font-family="Calibri" fo:font-size="13.9996795654297pt" fo:language="fr" fo:country="FR" fo:font-weight="bold" style:font-size-asian="13.9996795654297pt" style:font-weight-asian="bold" style:font-size-complex="13.9996795654297pt" style:font-weight-complex="bold"/>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draw:stroke="none"/>
      <style:text-properties fo:color="#bfbfbf" style:text-position="0% 100%" fo:font-family="Calibri" fo:font-size="9pt" fo:language="fr" fo:country="FR" style:font-size-asian="9pt" style:font-size-complex="9pt"/>
    </style:style>
    <style:style style:name="ch5" style:family="chart">
      <style:graphic-properties svg:stroke-width="0.026cm" svg:stroke-color="#595959" svg:stroke-opacity="75%"/>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7f7f7f"/>
      <style:text-properties fo:color="#bfbfbf" style:text-position="0% 100%" fo:font-family="Calibri" fo:font-size="9pt" fo:language="fr" fo:country="FR" style:font-size-asian="9pt" style:font-size-complex="9pt"/>
    </style:style>
    <style:style style:name="ch7" style:family="chart" style:data-style-name="N0">
      <style:chart-properties chart:symbol-type="named-symbol" chart:symbol-name="circle" chart:symbol-width="0.106cm" chart:symbol-height="0.106cm" chart:link-data-style-to-source="true"/>
      <style:graphic-properties svg:stroke-width="0.062cm" svg:stroke-color="#4472c4" draw:fill="none" draw:fill-color="#4472c4"/>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6.361cm" svg:height="9.355cm" xlink:href="." xlink:type="simple" chart:class="chart:scatter" chart:style-name="ch1">
        <chart:title svg:x="6.106cm" svg:y="0.322cm" chart:style-name="ch2">
          <text:p>Algo Strassen</text:p>
        </chart:title>
        <chart:plot-area chart:style-name="ch3" chart:data-source-has-labels="both" svg:x="0.327cm" svg:y="1.388cm" svg:width="15.707cm" svg:height="7.78cm">
          <chartooo:coordinate-region svg:x="1.425cm" svg:y="1.574cm" svg:width="13.761cm" svg:height="6.974cm"/>
          <chart:axis chart:dimension="x" chart:name="primary-x" chart:style-name="ch4" chartooo:axis-type="auto">
            <chart:categories table:cell-range-address="local-table.$A$2:.$A$10"/>
            <chart:grid chart:style-name="ch5" chart:class="major"/>
          </chart:axis>
          <chart:axis chart:dimension="y" chart:name="primary-y" chart:style-name="ch6">
            <chart:grid chart:style-name="ch5" chart:class="major"/>
          </chart:axis>
          <chart:series chart:style-name="ch7" chart:values-cell-range-address="local-table.$C$2:.$C$10" chart:label-cell-address="local-table.$C$1" chart:class="chart:scatter">
            <chart:domain table:cell-range-address="local-table.$B$2:.$B$10"/>
            <chart:data-point chart:repeated="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text:p>
              </table:table-cell>
            </table:table-row>
          </table:table-header-rows>
          <table:table-rows>
            <table:table-row>
              <table:table-cell office:value-type="string">
                <text:p>6,998278119</text:p>
              </table:table-cell>
              <table:table-cell office:value-type="float" office:value="6.99827811924657">
                <text:p>6.99827811924657</text:p>
              </table:table-cell>
              <table:table-cell office:value-type="float" office:value="0.000199627876281738">
                <text:p>0.000199627876281738</text:p>
              </table:table-cell>
            </table:table-row>
            <table:table-row>
              <table:table-cell office:value-type="string">
                <text:p>48,97589663</text:p>
              </table:table-cell>
              <table:table-cell office:value-type="float" office:value="48.9758966343254">
                <text:p>48.9758966343254</text:p>
              </table:table-cell>
              <table:table-cell office:value-type="float" office:value="0.00305402278900145">
                <text:p>0.00305402278900145</text:p>
              </table:table-cell>
            </table:table-row>
            <table:table-row>
              <table:table-cell office:value-type="string">
                <text:p>342,7469458</text:p>
              </table:table-cell>
              <table:table-cell office:value-type="float" office:value="342.746945786481">
                <text:p>342.746945786481</text:p>
              </table:table-cell>
              <table:table-cell office:value-type="float" office:value="0.0355083227157592">
                <text:p>0.0355083227157592</text:p>
              </table:table-cell>
            </table:table-row>
            <table:table-row>
              <table:table-cell office:value-type="string">
                <text:p>2398,638451</text:p>
              </table:table-cell>
              <table:table-cell office:value-type="float" office:value="2398.63845113612">
                <text:p>2398.63845113612</text:p>
              </table:table-cell>
              <table:table-cell office:value-type="float" office:value="0.265228104591369">
                <text:p>0.265228104591369</text:p>
              </table:table-cell>
            </table:table-row>
            <table:table-row>
              <table:table-cell office:value-type="string">
                <text:p>16786,33899</text:p>
              </table:table-cell>
              <table:table-cell office:value-type="float" office:value="16786.3389885694">
                <text:p>16786.3389885694</text:p>
              </table:table-cell>
              <table:table-cell office:value-type="float" office:value="1.83571143150329">
                <text:p>1.83571143150329</text:p>
              </table:table-cell>
            </table:table-row>
            <table:table-row>
              <table:table-cell office:value-type="string">
                <text:p>117475,4688</text:p>
              </table:table-cell>
              <table:table-cell office:value-type="float" office:value="117475.468845961">
                <text:p>117475.468845961</text:p>
              </table:table-cell>
              <table:table-cell office:value-type="float" office:value="13.4525520324706">
                <text:p>13.4525520324706</text:p>
              </table:table-cell>
            </table:table-row>
            <table:table-row>
              <table:table-cell office:value-type="string">
                <text:p>822126,0032</text:p>
              </table:table-cell>
              <table:table-cell office:value-type="float" office:value="822126.003172921">
                <text:p>822126.003172921</text:p>
              </table:table-cell>
              <table:table-cell office:value-type="float" office:value="108.289721369743">
                <text:p>108.289721369743</text:p>
              </table:table-cell>
            </table:table-row>
            <table:table-row>
              <table:table-cell office:value-type="string">
                <text:p>5753466,419</text:p>
              </table:table-cell>
              <table:table-cell office:value-type="float" office:value="5753466.41926869">
                <text:p>5753466.41926869</text:p>
              </table:table-cell>
              <table:table-cell office:value-type="float" office:value="659.592163586616">
                <text:p>659.592163586616</text:p>
              </table:table-cell>
            </table:table-row>
            <table:table-row>
              <table:table-cell office:value-type="string">
                <text:p>40264358,15</text:p>
              </table:table-cell>
              <table:table-cell office:value-type="float" office:value="40264358.1517881">
                <text:p>40264358.1517881</text:p>
              </table:table-cell>
              <table:table-cell office:value-type="float" office:value="4981.12860748767">
                <text:p>4981.1286074876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Linux_X86_64 LibreOffice_project/1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